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e1ead5"/>
    </style:style>
    <style:style style:name="gr2" style:family="graphic" style:parent-style-name="standard">
      <style:graphic-properties draw:stroke="none" svg:stroke-width="0.001cm" draw:fill-color="#c8c9b6"/>
    </style:style>
    <style:style style:name="gr3" style:family="graphic" style:parent-style-name="standard">
      <style:graphic-properties draw:stroke="none" svg:stroke-width="0.001cm" draw:fill-color="#4e503e"/>
    </style:style>
    <style:style style:name="gr4" style:family="graphic" style:parent-style-name="standard">
      <style:graphic-properties draw:stroke="none" svg:stroke-width="0.001cm" draw:fill-color="#b6b79e"/>
    </style:style>
    <style:style style:name="gr5" style:family="graphic" style:parent-style-name="standard">
      <style:graphic-properties draw:stroke="none" svg:stroke-width="0.001cm" draw:fill-color="#7b7c5c"/>
    </style:style>
    <style:style style:name="gr6" style:family="graphic" style:parent-style-name="standard">
      <style:graphic-properties draw:stroke="none" svg:stroke-width="0.001cm" draw:fill-color="#f4f6dd"/>
    </style:style>
    <style:style style:name="gr7" style:family="graphic" style:parent-style-name="standard">
      <style:graphic-properties draw:stroke="none" svg:stroke-width="0.001cm" draw:fill-color="#f4ddd2"/>
    </style:style>
    <style:style style:name="gr8" style:family="graphic" style:parent-style-name="standard">
      <style:graphic-properties draw:stroke="none" svg:stroke-width="0.001cm" draw:fill-color="#131516"/>
    </style:style>
    <style:style style:name="gr9" style:family="graphic" style:parent-style-name="standard">
      <style:graphic-properties draw:stroke="none" svg:stroke-width="0.001cm" draw:fill-color="#925f2c"/>
    </style:style>
    <style:style style:name="gr10" style:family="graphic" style:parent-style-name="standard">
      <style:graphic-properties draw:stroke="none" svg:stroke-width="0.001cm" draw:fill-color="#000000"/>
    </style:style>
    <style:style style:name="gr11" style:family="graphic" style:parent-style-name="standard">
      <style:graphic-properties draw:stroke="none" svg:stroke-width="0.001cm" draw:fill-color="#d1dfe9"/>
    </style:style>
    <style:style style:name="gr12" style:family="graphic" style:parent-style-name="standard">
      <style:graphic-properties draw:stroke="none" svg:stroke-width="0.001cm" draw:fill-color="#075f87"/>
    </style:style>
    <style:style style:name="gr13" style:family="graphic" style:parent-style-name="standard">
      <style:graphic-properties draw:stroke="none" svg:stroke-width="0.001cm" draw:fill-color="#aaacaf"/>
    </style:style>
    <style:style style:name="gr14" style:family="graphic" style:parent-style-name="standard">
      <style:graphic-properties draw:stroke="none" svg:stroke-width="0.001cm" draw:fill-color="#f7efd3"/>
    </style:style>
    <style:style style:name="gr15" style:family="graphic" style:parent-style-name="standard">
      <style:graphic-properties draw:stroke="none" svg:stroke-width="0.001cm" draw:fill-color="#e9c292"/>
    </style:style>
    <style:style style:name="gr16" style:family="graphic" style:parent-style-name="standard">
      <style:graphic-properties draw:stroke="none" svg:stroke-width="0.001cm" draw:fill-color="#028444"/>
    </style:style>
    <style:style style:name="gr17"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3.315cm" svg:y="-5cm"/>
          <draw:glue-point draw:id="5" svg:x="4.97cm" svg:y="-5cm"/>
          <draw:glue-point draw:id="6" svg:x="0.828cm" svg:y="-5cm"/>
          <draw:glue-point draw:id="7" svg:x="-4.966cm" svg:y="5cm"/>
          <draw:glue-point draw:id="8" svg:x="3.555cm" svg:y="5cm"/>
          <draw:glue-point draw:id="9" svg:x="-0.705cm" svg:y="5cm"/>
          <draw:glue-point draw:id="10" svg:x="-5cm" svg:y="-3.507cm"/>
          <draw:glue-point draw:id="11" svg:x="-5cm" svg:y="0.729cm"/>
          <draw:glue-point draw:id="12" svg:x="5cm" svg:y="3.509cm"/>
          <draw:glue-point draw:id="13" svg:x="5cm" svg:y="-0.746cm"/>
          <draw:glue-point draw:id="14" svg:x="0.037cm" svg:y="-0.001cm"/>
          <draw:polygon draw:style-name="gr1" draw:layer="layout" svg:width="1.404cm" svg:height="0.993cm" svg:x="0.154cm" svg:y="0.452cm" svg:viewBox="0 0 1405 994" draw:points="133,0 1271,0 1278,0 1284,0 1291,1 1298,2 1304,4 1311,5 1317,8 1323,10 1329,13 1334,15 1340,19 1345,22 1351,26 1356,30 1361,34 1365,39 1370,43 1374,48 1378,54 1382,59 1385,64 1388,70 1391,76 1394,82 1396,88 1399,94 1400,101 1402,107 1403,114 1404,121 1405,128 1405,134 1405,858 1405,865 1404,872 1403,879 1402,886 1400,892 1399,899 1396,905 1394,911 1391,917 1388,923 1385,928 1382,934 1378,939 1374,944 1370,949 1365,954 1361,959 1356,963 1351,966 1345,970 1340,974 1334,977 1329,980 1323,983 1317,985 1311,987 1304,989 1298,991 1291,992 1284,993 1278,994 1271,994 133,994 127,994 119,993 113,992 106,991 100,989 93,987 87,985 81,983 75,980 69,977 64,974 58,970 53,966 48,963 43,959 39,954 34,949 30,944 26,939 22,934 19,928 15,923 13,917 10,911 8,905 5,899 4,892 2,886 1,879 0,872 0,865 0,858 0,134 0,128 0,121 1,114 2,107 4,101 5,94 8,88 10,82 13,76 15,70 19,64 22,59 26,54 30,48 34,43 39,39 43,34 48,30 53,26 58,22 64,19 69,15 75,13 81,10 87,8 93,5 100,4 106,2 113,1 119,0 127,0">
            <text:p/>
          </draw:polygon>
          <draw:polygon draw:style-name="gr2" draw:layer="layout" svg:width="1.993cm" svg:height="0.296cm" svg:x="0.012cm" svg:y="1.37cm" svg:viewBox="0 0 1994 297" draw:points="1994,0 1787,297 0,297 295,0">
            <text:p/>
          </draw:polygon>
          <draw:polygon draw:style-name="gr3" draw:layer="layout" svg:width="0.213cm" svg:height="0.302cm" svg:x="1.796cm" svg:y="1.368cm" svg:viewBox="0 0 214 303" draw:points="3,303 7,301 214,5 206,0 0,296 3,303 5,303 7,301">
            <text:p/>
          </draw:polygon>
          <draw:polygon draw:style-name="gr3" draw:layer="layout" svg:width="1.798cm" svg:height="0.009cm" svg:x="0.001cm" svg:y="1.662cm" svg:viewBox="0 0 1799 10" draw:points="7,1 11,10 1799,10 1799,0 11,0 7,1 0,10 11,10">
            <text:p/>
          </draw:polygon>
          <draw:polygon draw:style-name="gr3" draw:layer="layout" svg:width="0.302cm" svg:height="0.304cm" svg:x="0.008cm" svg:y="1.366cm" svg:viewBox="0 0 303 305" draw:points="299,0 296,1 0,298 6,305 303,7 299,0 297,0 296,1">
            <text:p/>
          </draw:polygon>
          <draw:polygon draw:style-name="gr3" draw:layer="layout" svg:width="1.707cm" svg:height="0.009cm" svg:x="0.307cm" svg:y="1.366cm" svg:viewBox="0 0 1708 10" draw:points="1703,8 1699,0 0,0 0,10 1699,10 1703,8 1708,0 1699,0">
            <text:p/>
          </draw:polygon>
          <draw:polygon draw:style-name="gr4" draw:layer="layout" svg:width="1.707cm" svg:height="0.322cm" svg:x="0.012cm" svg:y="1.667cm" svg:viewBox="0 0 1708 323" draw:points="0,323 0,0 1708,0 1708,323">
            <text:p/>
          </draw:polygon>
          <draw:polygon draw:style-name="gr3" draw:layer="layout" svg:width="0.009cm" svg:height="0.327cm" svg:x="0.007cm" svg:y="1.662cm" svg:viewBox="0 0 10 328" draw:points="5,0 0,4 0,328 10,328 10,4 5,0 0,0 0,4">
            <text:p/>
          </draw:polygon>
          <draw:polygon draw:style-name="gr3" draw:layer="layout" svg:width="1.711cm" svg:height="0.009cm" svg:x="0.012cm" svg:y="1.662cm" svg:viewBox="0 0 1712 10" draw:points="1712,5 1708,0 0,0 0,10 1708,10 1712,5 1712,0 1708,0">
            <text:p/>
          </draw:polygon>
          <draw:polygon draw:style-name="gr3" draw:layer="layout" svg:width="0.009cm" svg:height="0.326cm" svg:x="1.714cm" svg:y="1.667cm" svg:viewBox="0 0 10 327" draw:points="5,327 10,322 10,0 0,0 0,322 5,327 10,327 10,322">
            <text:p/>
          </draw:polygon>
          <draw:polygon draw:style-name="gr3" draw:layer="layout" svg:width="1.712cm" svg:height="0.009cm" svg:x="0.007cm" svg:y="1.984cm" svg:viewBox="0 0 1713 10" draw:points="0,4 4,10 1713,10 1713,0 4,0 0,4 0,10 4,10">
            <text:p/>
          </draw:polygon>
          <draw:polygon draw:style-name="gr4" draw:layer="layout" svg:width="1.695cm" svg:height="1.293cm" svg:x="0.012cm" svg:y="0.303cm" svg:viewBox="0 0 1696 1294" draw:points="0,0 1696,0 1696,1294 0,1294">
            <text:p/>
          </draw:polygon>
          <draw:polygon draw:style-name="gr3" draw:layer="layout" svg:width="1.7cm" svg:height="0.009cm" svg:x="0.012cm" svg:y="0.299cm" svg:viewBox="0 0 1701 10" draw:points="1701,5 1696,0 0,0 0,10 1696,10 1701,5 1701,0 1696,0">
            <text:p/>
          </draw:polygon>
          <draw:polygon draw:style-name="gr3" draw:layer="layout" svg:width="0.009cm" svg:height="1.296cm" svg:x="1.702cm" svg:y="0.303cm" svg:viewBox="0 0 10 1297" draw:points="5,1297 10,1293 10,0 0,0 0,1293 5,1297 10,1297 10,1293">
            <text:p/>
          </draw:polygon>
          <draw:polygon draw:style-name="gr3" draw:layer="layout" svg:width="1.7cm" svg:height="0.009cm" svg:x="0.007cm" svg:y="1.591cm" svg:viewBox="0 0 1701 10" draw:points="0,5 4,10 1701,10 1701,0 4,0 0,5 0,10 4,10">
            <text:p/>
          </draw:polygon>
          <draw:polygon draw:style-name="gr3" draw:layer="layout" svg:width="0.009cm" svg:height="1.297cm" svg:x="0.007cm" svg:y="0.299cm" svg:viewBox="0 0 10 1298" draw:points="5,0 0,4 0,1298 10,1298 10,4 5,0 0,0 0,4">
            <text:p/>
          </draw:polygon>
          <draw:polygon draw:style-name="gr5" draw:layer="layout" svg:width="0.29cm" svg:height="1.585cm" svg:x="1.707cm" svg:y="0.011cm" svg:viewBox="0 0 291 1586" draw:points="0,1586 291,1293 291,0 0,292">
            <text:p/>
          </draw:polygon>
          <draw:polygon draw:style-name="gr3" draw:layer="layout" svg:width="0.298cm" svg:height="0.299cm" svg:x="1.704cm" svg:y="1.3cm" svg:viewBox="0 0 299 300" draw:points="299,2 291,0 0,293 5,300 297,6 299,2 297,6 299,4">
            <text:p/>
          </draw:polygon>
          <draw:polygon draw:style-name="gr3" draw:layer="layout" svg:width="0.009cm" svg:height="1.303cm" svg:x="1.993cm" svg:y="0cm" svg:viewBox="0 0 10 1304" draw:points="1,7 0,10 0,1304 10,1304 10,10 1,7 10,10 10,0">
            <text:p/>
          </draw:polygon>
          <draw:polygon draw:style-name="gr3" draw:layer="layout" svg:width="0.298cm" svg:height="0.299cm" svg:x="1.702cm" svg:y="0.007cm" svg:viewBox="0 0 299 300" draw:points="0,296 7,300 299,6 292,0 1,293 0,296 1,293 0,294">
            <text:p/>
          </draw:polygon>
          <draw:polygon draw:style-name="gr3" draw:layer="layout" svg:width="0.009cm" svg:height="1.303cm" svg:x="1.702cm" svg:y="0.303cm" svg:viewBox="0 0 10 1304" draw:points="8,1296 10,1293 10,0 0,0 0,1293 8,1296 0,1293 0,1304">
            <text:p/>
          </draw:polygon>
          <draw:polygon draw:style-name="gr5" draw:layer="layout" svg:width="0.288cm" svg:height="0.611cm" svg:x="1.717cm" svg:y="1.378cm" svg:viewBox="0 0 289 612" draw:points="0,612 0,289 289,0 289,321">
            <text:p/>
          </draw:polygon>
          <draw:polygon draw:style-name="gr3" draw:layer="layout" svg:width="0.009cm" svg:height="0.326cm" svg:x="1.712cm" svg:y="1.663cm" svg:viewBox="0 0 10 327" draw:points="1,0 0,3 0,327 10,327 10,3 1,0 0,1 0,3">
            <text:p/>
          </draw:polygon>
          <draw:polygon draw:style-name="gr3" draw:layer="layout" svg:width="0.296cm" svg:height="0.302cm" svg:x="1.713cm" svg:y="1.367cm" svg:viewBox="0 0 297 303" draw:points="297,10 289,7 0,296 6,303 295,13 297,10 297,0 289,7">
            <text:p/>
          </draw:polygon>
          <draw:polygon draw:style-name="gr3" draw:layer="layout" svg:width="0.009cm" svg:height="0.324cm" svg:x="2.001cm" svg:y="1.378cm" svg:viewBox="0 0 10 325" draw:points="8,325 10,321 10,0 0,0 0,321 8,325 10,323 10,321">
            <text:p/>
          </draw:polygon>
          <draw:polygon draw:style-name="gr3" draw:layer="layout" svg:width="0.296cm" svg:height="0.305cm" svg:x="1.712cm" svg:y="1.695cm" svg:viewBox="0 0 297 306" draw:points="0,294 7,298 297,6 290,0 1,291 0,294 0,306 7,298">
            <text:p/>
          </draw:polygon>
          <draw:polygon draw:style-name="gr2" draw:layer="layout" svg:width="1.985cm" svg:height="0.292cm" svg:x="0.012cm" svg:y="0.011cm" svg:viewBox="0 0 1986 293" draw:points="1986,0 330,0 0,293 1695,293">
            <text:p/>
          </draw:polygon>
          <draw:polygon draw:style-name="gr3" draw:layer="layout" svg:width="1.657cm" svg:height="0.009cm" svg:x="0.339cm" svg:y="0.006cm" svg:viewBox="0 0 1658 10" draw:points="0,1 2,10 1658,10 1658,0 2,0 0,1 2,0 1,0">
            <text:p/>
          </draw:polygon>
          <draw:polygon draw:style-name="gr3" draw:layer="layout" svg:width="0.345cm" svg:height="0.3cm" svg:x="0cm" svg:y="0.007cm" svg:viewBox="0 0 346 301" draw:points="11,301 14,300 346,7 340,0 8,293 11,301 8,293 0,301">
            <text:p/>
          </draw:polygon>
          <draw:polygon draw:style-name="gr3" draw:layer="layout" svg:width="1.698cm" svg:height="0.009cm" svg:x="0.012cm" svg:y="0.299cm" svg:viewBox="0 0 1699 10" draw:points="1699,9 1696,0 0,0 0,10 1696,10 1699,9 1696,10 1697,10">
            <text:p/>
          </draw:polygon>
          <draw:polygon draw:style-name="gr3" draw:layer="layout" svg:width="0.304cm" svg:height="0.301cm" svg:x="1.704cm" svg:y="0.006cm" svg:viewBox="0 0 305 302" draw:points="293,0 290,1 0,295 5,302 297,8 293,0 297,8 305,0">
            <text:p/>
          </draw:polygon>
          <draw:polygon draw:style-name="gr2" draw:layer="layout" svg:width="0.201cm" svg:height="0.203cm" svg:x="0.106cm" svg:y="1.73cm" svg:viewBox="0 0 202 204" draw:points="202,102 202,107 201,112 200,117 200,122 198,127 197,132 196,136 194,141 192,146 189,150 187,155 184,159 181,162 178,166 175,170 172,174 168,177 165,180 161,183 157,186 153,189 149,191 144,193 140,195 135,197 131,198 126,200 121,201 116,202 111,203 106,204 101,204 96,204 90,203 85,202 80,201 76,200 71,198 66,197 61,195 57,193 53,191 48,189 44,186 40,183 37,180 33,177 29,174 26,170 23,166 20,162 17,159 14,155 12,150 10,146 8,141 6,136 4,132 3,127 2,122 1,117 0,112 0,107 0,102 0,96 0,91 1,86 2,81 3,76 4,71 6,66 8,62 10,57 12,53 14,48 17,44 20,41 23,37 26,33 29,29 33,26 37,23 40,20 44,17 48,14 53,12 57,10 61,8 66,6 71,4 76,3 80,1 85,1 90,0 96,0 101,0 106,0 111,0 116,1 121,1 126,3 131,4 135,6 140,8 144,10 149,12 153,14 157,17 161,20 165,23 168,26 172,29 175,33 178,37 181,41 184,44 187,48 189,53 192,57 194,62 196,66 197,71 198,76 200,81 200,86 201,91 202,96">
            <text:p/>
          </draw:polygon>
          <draw:polygon draw:style-name="gr3" draw:layer="layout" svg:width="0.105cm" svg:height="0.106cm" svg:x="0.207cm" svg:y="1.831cm" svg:viewBox="0 0 106 107" draw:points="0,107 2,107 5,106 8,106 11,106 13,106 15,106 18,105 21,104 24,104 26,103 29,103 31,102 36,100 41,98 46,96 50,94 55,91 59,88 63,85 67,83 71,79 74,75 78,71 81,68 85,64 87,59 90,55 93,51 95,46 97,41 99,36 101,31 102,26 103,21 104,18 104,16 105,13 105,11 105,8 106,5 106,2 106,0 96,0 96,2 96,4 96,7 96,9 96,12 95,15 95,17 95,19 93,24 92,29 90,33 89,38 87,42 85,46 83,51 80,55 77,58 74,62 71,66 68,69 65,72 62,75 58,78 54,81 50,84 46,86 41,88 37,90 33,91 28,93 26,94 24,95 21,95 19,96 17,96 14,97 12,97 9,97 7,97 5,97 2,97 0,97">
            <text:p/>
          </draw:polygon>
          <draw:polygon draw:style-name="gr3" draw:layer="layout" svg:width="0.105cm" svg:height="0.106cm" svg:x="0.102cm" svg:y="1.831cm" svg:viewBox="0 0 106 107" draw:points="0,0 0,2 0,5 0,8 0,11 0,13 0,16 1,18 2,21 2,23 3,26 4,29 4,31 6,36 8,41 10,46 12,51 15,55 18,59 21,64 24,68 27,71 31,75 34,79 38,83 42,85 46,88 50,91 55,94 59,96 64,98 69,100 74,102 77,103 79,103 82,104 84,104 87,105 89,106 92,106 95,106 97,106 100,106 103,107 106,107 106,97 103,97 101,97 98,97 96,97 93,97 90,97 89,96 86,96 84,95 81,95 79,94 77,93 72,91 68,90 63,88 59,86 55,84 51,81 47,78 44,75 40,72 37,69 34,66 31,62 28,58 25,55 22,51 20,46 18,42 16,38 14,33 13,29 12,26 12,24 11,22 10,19 10,17 9,15 9,12 9,9 9,7 9,4 9,2 9,0">
            <text:p/>
          </draw:polygon>
          <draw:polygon draw:style-name="gr3" draw:layer="layout" svg:width="0.105cm" svg:height="0.106cm" svg:x="0.102cm" svg:y="1.726cm" svg:viewBox="0 0 106 107" draw:points="106,0 103,0 100,0 97,0 95,0 92,0 89,0 87,1 84,2 79,3 74,4 69,6 64,8 59,10 55,12 50,15 46,17 42,21 38,24 34,27 31,31 27,35 24,38 21,43 18,47 15,51 12,56 10,60 8,65 6,70 4,75 4,77 3,79 2,82 2,85 1,88 0,91 0,93 0,96 0,98 0,101 0,103 0,107 9,107 9,104 9,101 9,99 9,96 9,94 9,92 10,89 10,87 11,84 12,82 12,79 13,77 14,73 16,68 18,64 20,60 22,56 25,52 28,48 31,44 34,41 37,37 40,34 44,31 47,28 51,25 55,23 59,21 63,18 68,16 72,15 77,13 81,11 86,11 89,10 90,9 93,9 96,9 98,9 101,9 103,9 106,9">
            <text:p/>
          </draw:polygon>
          <draw:polygon draw:style-name="gr3" draw:layer="layout" svg:width="0.105cm" svg:height="0.106cm" svg:x="0.207cm" svg:y="1.726cm" svg:viewBox="0 0 106 107" draw:points="106,107 106,103 106,101 105,98 105,96 105,93 104,91 104,88 103,85 102,79 101,75 99,70 97,65 95,60 93,56 90,51 87,47 85,43 81,38 78,35 74,31 71,27 67,24 63,21 59,17 55,15 50,12 46,10 41,8 36,6 31,4 26,3 21,2 18,1 15,0 13,0 11,0 8,0 5,0 2,0 0,0 0,9 2,9 5,9 7,9 9,9 12,9 14,9 17,10 19,11 24,11 28,13 33,15 37,16 41,18 46,21 50,23 54,25 58,28 62,31 65,34 68,37 71,41 74,44 77,48 80,52 83,56 85,60 87,64 89,68 90,73 92,77 93,82 95,87 95,89 95,92 96,94 96,96 96,99 96,101 96,104 96,107">
            <text:p/>
          </draw:polygon>
          <draw:polygon draw:style-name="gr2" draw:layer="layout" svg:width="0.201cm" svg:height="0.203cm" svg:x="1.437cm" svg:y="1.73cm" svg:viewBox="0 0 202 204" draw:points="202,102 202,107 201,112 200,117 199,122 198,127 197,132 196,136 193,141 191,146 189,150 187,155 184,159 181,162 178,166 175,170 172,174 168,177 165,180 161,183 157,186 153,189 149,191 144,193 140,195 135,197 131,198 125,200 121,201 116,202 111,203 106,204 100,204 95,204 90,203 85,202 80,201 75,200 70,198 66,197 61,195 57,193 52,191 48,189 44,186 40,183 36,180 32,177 29,174 26,170 23,166 20,162 17,159 14,155 11,150 9,146 7,141 5,136 4,132 3,127 1,122 1,117 0,112 0,107 0,102 0,96 0,91 1,86 1,81 3,76 4,71 5,66 7,62 9,57 11,53 14,48 17,44 20,41 23,37 26,33 29,29 32,26 36,23 40,20 44,17 48,14 52,12 57,10 61,8 66,6 70,4 75,3 80,1 85,1 90,0 95,0 100,0 106,0 111,0 116,1 121,1 125,3 131,4 135,6 140,8 144,10 149,12 153,14 157,17 161,20 165,23 168,26 172,29 175,33 178,37 181,41 184,44 187,48 189,53 191,57 193,62 196,66 197,71 198,76 199,81 200,86 201,91 202,96">
            <text:p/>
          </draw:polygon>
          <draw:polygon draw:style-name="gr3" draw:layer="layout" svg:width="0.105cm" svg:height="0.106cm" svg:x="1.538cm" svg:y="1.831cm" svg:viewBox="0 0 106 107" draw:points="0,107 2,107 5,106 8,106 10,106 13,106 16,106 18,105 21,104 24,104 26,103 28,103 32,102 36,100 41,98 45,96 50,94 54,91 59,88 63,85 67,83 71,79 75,75 78,71 81,68 84,64 88,59 90,55 93,51 95,46 97,41 99,36 100,31 102,26 103,21 104,18 105,16 105,13 105,11 105,8 106,5 106,2 106,0 96,0 96,2 96,4 96,7 96,9 96,12 95,15 95,17 94,19 93,24 92,29 90,33 89,38 87,42 85,46 82,51 80,55 77,58 75,62 71,66 68,69 65,72 62,75 58,78 54,81 50,84 46,86 42,88 37,90 33,91 28,93 26,94 24,95 21,95 19,96 17,96 15,97 12,97 9,97 7,97 5,97 2,97 0,97">
            <text:p/>
          </draw:polygon>
          <draw:polygon draw:style-name="gr3" draw:layer="layout" svg:width="0.105cm" svg:height="0.106cm" svg:x="1.433cm" svg:y="1.831cm" svg:viewBox="0 0 106 107" draw:points="0,0 0,2 0,5 0,8 0,11 0,13 1,16 1,18 2,21 2,23 3,26 3,29 4,32 6,36 8,41 10,46 12,51 15,55 18,59 21,64 24,68 27,71 31,75 34,79 38,83 42,85 46,88 51,91 55,94 59,96 64,98 69,100 74,102 77,103 79,103 82,104 84,104 87,105 89,106 93,106 95,106 97,106 100,106 103,107 106,107 106,97 103,97 101,97 98,97 96,97 93,97 91,97 89,96 86,96 84,95 81,95 79,94 77,93 72,91 68,90 63,88 59,86 55,84 51,81 47,78 44,75 40,72 37,69 34,66 31,62 28,58 25,55 23,51 20,46 18,42 16,38 14,33 13,29 12,26 12,24 11,22 10,19 10,17 10,15 9,12 9,9 9,7 9,4 9,2 9,0">
            <text:p/>
          </draw:polygon>
          <draw:polygon draw:style-name="gr3" draw:layer="layout" svg:width="0.105cm" svg:height="0.106cm" svg:x="1.433cm" svg:y="1.726cm" svg:viewBox="0 0 106 107" draw:points="106,0 103,0 100,0 97,0 95,0 93,0 89,0 87,1 84,2 79,3 74,4 69,6 64,8 59,10 55,12 51,15 46,17 42,21 38,24 34,27 31,31 27,35 24,38 21,43 18,47 15,51 12,56 10,60 8,65 6,70 4,75 3,77 3,79 2,82 2,85 1,88 1,91 0,93 0,96 0,98 0,101 0,103 0,107 9,107 9,104 9,101 9,99 9,96 9,94 10,92 10,89 10,87 11,84 12,82 12,79 13,77 14,73 16,68 18,64 20,60 23,56 25,52 28,48 31,44 34,41 37,37 40,34 44,31 47,28 51,25 55,23 59,21 63,18 68,16 72,15 77,13 81,11 86,11 89,10 91,9 93,9 96,9 98,9 101,9 103,9 106,9">
            <text:p/>
          </draw:polygon>
          <draw:polygon draw:style-name="gr3" draw:layer="layout" svg:width="0.105cm" svg:height="0.106cm" svg:x="1.538cm" svg:y="1.726cm" svg:viewBox="0 0 106 107" draw:points="106,107 106,103 106,101 105,98 105,96 105,93 105,91 104,88 103,85 102,79 100,75 99,70 97,65 95,60 93,56 90,51 88,47 84,43 81,38 78,35 75,31 71,27 67,24 63,21 59,17 54,15 50,12 45,10 41,8 36,6 32,4 26,3 21,2 18,1 16,0 13,0 10,0 8,0 5,0 2,0 0,0 0,9 2,9 5,9 7,9 9,9 12,9 15,9 17,10 19,11 24,11 28,13 33,15 37,16 42,18 46,21 50,23 54,25 58,28 62,31 65,34 68,37 71,41 75,44 77,48 80,52 82,56 85,60 87,64 89,68 90,73 92,77 93,82 94,87 95,89 95,92 96,94 96,96 96,99 96,101 96,104 96,107">
            <text:p/>
          </draw:polygon>
          <draw:polygon draw:style-name="gr2" draw:layer="layout" svg:width="0.104cm" svg:height="0.105cm" svg:x="0.583cm" svg:y="1.805cm" svg:viewBox="0 0 105 106" draw:points="105,53 105,55 104,57 104,61 103,63 103,66 102,68 101,70 100,73 99,76 98,78 96,80 96,82 94,84 92,86 91,88 89,90 87,92 85,93 83,95 81,96 79,98 77,99 75,100 72,102 70,102 68,103 65,104 63,104 60,105 58,106 54,106 52,106 49,106 47,106 44,105 42,104 39,104 36,103 34,102 32,102 30,100 27,99 25,98 23,96 21,95 18,93 17,92 15,90 13,88 12,86 10,84 9,82 7,80 6,78 5,76 4,73 3,70 2,68 1,66 1,63 0,61 0,57 0,55 0,53 0,50 0,47 0,44 1,42 1,39 2,37 3,34 4,32 5,30 6,27 7,25 9,23 10,21 12,19 13,17 15,15 17,14 18,12 21,10 23,8 25,7 27,6 30,5 32,4 34,3 36,2 39,1 42,0 44,0 47,0 49,0 52,0 54,0 58,0 60,0 63,0 65,1 68,2 70,3 72,4 75,5 77,6 79,7 81,8 83,10 85,12 87,14 89,15 91,17 92,19 94,21 96,23 96,25 98,27 99,30 100,32 101,34 102,37 103,39 103,42 104,44 104,47 105,50">
            <text:p/>
          </draw:polygon>
          <draw:polygon draw:style-name="gr3" draw:layer="layout" svg:width="0.056cm" svg:height="0.057cm" svg:x="0.636cm" svg:y="1.858cm" svg:viewBox="0 0 57 58" draw:points="0,58 2,58 5,57 8,57 11,57 14,56 16,55 19,54 22,53 24,52 27,50 29,49 31,48 34,46 36,44 38,42 40,40 42,38 44,36 45,34 47,32 49,30 50,27 51,25 52,22 53,19 54,17 55,14 55,11 56,8 56,5 56,2 57,0 47,0 47,2 47,4 47,7 47,9 46,12 45,14 45,16 44,18 43,21 42,23 41,25 39,27 38,29 37,31 35,32 34,34 32,36 30,37 28,38 26,40 25,41 22,42 20,43 19,44 16,45 14,46 12,47 9,47 7,48 4,48 2,48 0,48">
            <text:p/>
          </draw:polygon>
          <draw:polygon draw:style-name="gr3" draw:layer="layout" svg:width="0.057cm" svg:height="0.057cm" svg:x="0.579cm" svg:y="1.858cm" svg:viewBox="0 0 58 58" draw:points="0,0 0,2 0,5 0,8 1,11 1,14 2,17 3,19 4,22 5,25 7,27 8,30 9,32 11,34 13,36 14,38 16,40 18,42 21,44 23,46 25,48 27,49 30,50 33,52 35,53 38,54 40,55 43,56 46,57 49,57 51,57 55,58 58,58 58,48 55,48 53,48 50,48 48,47 45,47 43,46 41,45 39,44 36,43 35,42 32,41 30,40 28,38 27,37 25,36 23,34 21,32 20,31 18,29 18,27 16,25 14,23 14,21 13,18 12,16 11,14 10,12 10,9 9,7 9,4 9,2 9,0">
            <text:p/>
          </draw:polygon>
          <draw:polygon draw:style-name="gr3" draw:layer="layout" svg:width="0.057cm" svg:height="0.057cm" svg:x="0.579cm" svg:y="1.801cm" svg:viewBox="0 0 58 58" draw:points="58,0 55,0 51,0 49,0 46,1 43,1 40,2 38,3 35,4 33,5 30,7 27,8 25,9 23,11 21,13 18,15 16,17 14,18 13,20 11,23 9,25 8,27 7,30 5,32 4,35 3,37 2,40 1,43 1,46 0,49 0,51 0,54 0,58 9,58 9,55 9,52 9,50 10,48 10,45 11,43 12,40 13,39 14,37 14,34 16,32 18,30 18,28 20,26 21,24 23,23 25,21 27,20 28,18 30,17 32,16 35,15 36,13 39,13 41,12 43,11 45,10 48,9 50,9 53,9 55,9 58,9">
            <text:p/>
          </draw:polygon>
          <draw:polygon draw:style-name="gr3" draw:layer="layout" svg:width="0.056cm" svg:height="0.057cm" svg:x="0.636cm" svg:y="1.801cm" svg:viewBox="0 0 57 58" draw:points="57,58 56,54 56,51 56,49 55,46 55,43 54,40 53,37 52,35 51,32 50,30 49,27 47,25 45,23 44,20 42,18 40,17 38,15 36,13 34,11 31,9 29,8 27,7 24,5 22,4 19,3 16,2 14,1 11,1 8,0 5,0 2,0 0,0 0,9 2,9 4,9 7,9 9,9 12,10 14,11 16,12 19,13 20,13 22,15 25,16 26,17 28,18 30,20 32,21 34,23 35,24 37,26 38,28 39,30 41,32 42,34 43,37 44,39 45,40 45,43 46,45 47,48 47,50 47,52 47,55 47,58">
            <text:p/>
          </draw:polygon>
          <draw:polygon draw:style-name="gr2" draw:layer="layout" svg:width="0.104cm" svg:height="0.105cm" svg:x="0.791cm" svg:y="1.805cm" svg:viewBox="0 0 105 106" draw:points="105,53 105,55 104,57 104,61 103,63 103,66 102,68 101,70 100,73 99,76 98,78 97,80 95,82 94,84 92,86 91,88 89,90 87,92 85,93 83,95 81,96 80,98 77,99 75,100 72,102 70,102 67,103 65,104 63,104 60,105 57,106 54,106 52,106 49,106 46,106 44,105 41,104 39,104 36,103 33,102 31,102 29,100 27,99 25,98 23,96 20,95 18,93 16,92 15,90 13,88 11,86 10,84 8,82 7,80 6,78 5,76 4,73 3,70 2,68 1,66 0,63 0,61 0,57 0,55 0,53 0,50 0,47 0,44 0,42 1,39 2,37 3,34 4,32 5,30 6,27 7,25 8,23 10,21 11,19 13,17 15,15 16,14 18,12 20,10 23,8 25,7 27,6 29,5 31,4 33,3 36,2 39,1 41,0 44,0 46,0 49,0 52,0 54,0 57,0 60,0 63,0 65,1 67,2 70,3 72,4 75,5 77,6 80,7 81,8 83,10 85,12 87,14 89,15 91,17 92,19 94,21 95,23 97,25 98,27 99,30 100,32 101,34 102,37 103,39 103,42 104,44 104,47 105,50">
            <text:p/>
          </draw:polygon>
          <draw:polygon draw:style-name="gr3" draw:layer="layout" svg:width="0.057cm" svg:height="0.057cm" svg:x="0.843cm" svg:y="1.858cm" svg:viewBox="0 0 58 58" draw:points="0,58 2,58 5,57 8,57 11,57 14,56 17,55 19,54 22,53 25,52 27,50 30,49 32,48 34,46 36,44 39,42 40,40 42,38 44,36 46,34 47,32 49,30 50,27 52,25 53,22 54,19 55,17 56,14 56,11 57,8 57,5 58,2 58,0 48,0 48,2 48,4 48,7 47,9 47,12 46,14 45,16 45,18 43,21 42,23 41,25 40,27 39,29 37,31 36,32 34,34 32,36 30,37 29,38 27,40 25,41 23,42 21,43 19,44 16,45 14,46 12,47 9,47 7,48 5,48 2,48 0,48">
            <text:p/>
          </draw:polygon>
          <draw:polygon draw:style-name="gr3" draw:layer="layout" svg:width="0.056cm" svg:height="0.057cm" svg:x="0.787cm" svg:y="1.858cm" svg:viewBox="0 0 57 58" draw:points="0,0 0,2 0,5 0,8 1,11 1,14 2,17 3,19 4,22 5,25 6,27 8,30 9,32 11,34 12,36 14,38 16,40 18,42 20,44 22,46 25,48 27,49 29,50 31,52 34,53 37,54 40,55 42,56 45,57 48,57 50,57 53,58 57,58 57,48 54,48 51,48 49,48 47,47 44,47 42,46 40,45 38,44 36,43 34,42 31,41 30,40 28,38 26,37 24,36 22,34 21,32 19,31 18,29 17,27 15,25 14,23 13,21 12,18 11,16 11,14 10,12 9,9 9,7 9,4 9,2 9,0">
            <text:p/>
          </draw:polygon>
          <draw:polygon draw:style-name="gr3" draw:layer="layout" svg:width="0.056cm" svg:height="0.057cm" svg:x="0.787cm" svg:y="1.801cm" svg:viewBox="0 0 57 58" draw:points="57,0 53,0 50,0 48,0 45,1 42,1 40,2 37,3 34,4 31,5 29,7 27,8 25,9 22,11 20,13 18,15 16,17 14,18 12,20 11,23 9,25 8,27 6,30 5,32 4,35 3,37 2,40 1,43 1,46 0,49 0,51 0,54 0,58 9,58 9,55 9,52 9,50 9,48 10,45 11,43 11,40 12,39 13,37 14,34 15,32 17,30 18,28 19,26 21,24 22,23 24,21 26,20 28,18 30,17 31,16 34,15 36,13 38,13 40,12 42,11 44,10 47,9 49,9 51,9 54,9 57,9">
            <text:p/>
          </draw:polygon>
          <draw:polygon draw:style-name="gr3" draw:layer="layout" svg:width="0.057cm" svg:height="0.057cm" svg:x="0.843cm" svg:y="1.801cm" svg:viewBox="0 0 58 58" draw:points="58,58 58,54 57,51 57,49 56,46 56,43 55,40 54,37 53,35 52,32 50,30 49,27 47,25 46,23 44,20 42,18 40,17 39,15 36,13 34,11 32,9 30,8 27,7 25,5 22,4 19,3 17,2 14,1 11,1 8,0 5,0 2,0 0,0 0,9 2,9 5,9 7,9 9,9 12,10 14,11 16,12 19,13 21,13 23,15 25,16 27,17 29,18 30,20 32,21 34,23 36,24 37,26 39,28 40,30 41,32 42,34 43,37 45,39 45,40 46,43 47,45 47,48 48,50 48,52 48,55 48,58">
            <text:p/>
          </draw:polygon>
          <draw:polygon draw:style-name="gr2" draw:layer="layout" svg:width="0.104cm" svg:height="0.105cm" svg:x="0.999cm" svg:y="1.805cm" svg:viewBox="0 0 105 106" draw:points="105,53 104,55 104,57 104,61 104,63 103,66 102,68 101,70 101,73 99,76 98,78 97,80 96,82 94,84 92,86 91,88 89,90 87,92 85,93 83,95 81,96 79,98 77,99 75,100 72,102 70,102 67,103 65,104 62,104 60,105 57,106 54,106 52,106 49,106 47,106 44,105 41,104 39,104 36,103 34,102 31,102 29,100 27,99 25,98 22,96 20,95 19,93 16,92 15,90 13,88 11,86 10,84 8,82 7,80 6,78 4,76 3,73 2,70 2,68 1,66 0,63 0,61 0,57 0,55 0,53 0,50 0,47 0,44 0,42 1,39 2,37 2,34 3,32 4,30 6,27 7,25 8,23 10,21 11,19 13,17 15,15 16,14 19,12 20,10 22,8 25,7 27,6 29,5 31,4 34,3 36,2 39,1 41,0 44,0 47,0 49,0 52,0 54,0 57,0 60,0 62,0 65,1 67,2 70,3 72,4 75,5 77,6 79,7 81,8 83,10 85,12 87,14 89,15 91,17 92,19 94,21 96,23 97,25 98,27 99,30 101,32 101,34 102,37 103,39 104,42 104,44 104,47 104,50">
            <text:p/>
          </draw:polygon>
          <draw:polygon draw:style-name="gr3" draw:layer="layout" svg:width="0.057cm" svg:height="0.057cm" svg:x="1.051cm" svg:y="1.858cm" svg:viewBox="0 0 58 58" draw:points="0,58 3,58 5,57 8,57 11,57 14,56 17,55 19,54 22,53 25,52 27,50 29,49 32,48 34,46 36,44 38,42 40,40 42,38 44,36 46,34 47,32 49,30 51,27 52,25 53,22 54,19 54,17 55,14 56,11 57,8 57,5 57,2 58,0 48,0 48,2 48,4 47,7 47,9 47,12 46,14 46,16 44,18 44,21 42,23 41,25 40,27 38,29 37,31 35,32 34,34 32,36 30,37 29,38 27,40 25,41 23,42 20,43 18,44 16,45 14,46 12,47 10,47 7,48 5,48 2,48 0,48">
            <text:p/>
          </draw:polygon>
          <draw:polygon draw:style-name="gr3" draw:layer="layout" svg:width="0.056cm" svg:height="0.057cm" svg:x="0.994cm" svg:y="1.858cm" svg:viewBox="0 0 57 58" draw:points="0,0 0,2 0,5 0,8 1,11 2,14 3,17 3,19 4,22 5,25 6,27 8,30 9,32 11,34 12,36 14,38 16,40 18,42 20,44 22,46 25,48 27,49 29,50 32,52 34,53 37,54 40,55 42,56 45,57 48,57 51,57 53,58 57,58 57,48 54,48 52,48 50,48 47,47 44,47 42,46 40,45 38,44 36,43 34,42 32,41 30,40 28,38 26,37 24,36 23,34 21,32 19,31 18,29 17,27 15,25 15,23 14,21 12,18 12,16 11,14 10,12 9,9 9,7 9,4 9,2 9,0">
            <text:p/>
          </draw:polygon>
          <draw:polygon draw:style-name="gr3" draw:layer="layout" svg:width="0.056cm" svg:height="0.057cm" svg:x="0.994cm" svg:y="1.801cm" svg:viewBox="0 0 57 58" draw:points="57,0 53,0 51,0 48,0 45,1 42,1 40,2 37,3 34,4 32,5 29,7 27,8 25,9 22,11 20,13 18,15 16,17 14,18 12,20 11,23 9,25 8,27 6,30 5,32 4,35 3,37 3,40 2,43 1,46 0,49 0,51 0,54 0,58 9,58 9,55 9,52 9,50 9,48 10,45 11,43 12,40 12,39 14,37 15,34 15,32 17,30 18,28 19,26 21,24 23,23 24,21 26,20 28,18 30,17 32,16 34,15 36,13 38,13 40,12 42,11 44,10 47,9 50,9 52,9 54,9 57,9">
            <text:p/>
          </draw:polygon>
          <draw:polygon draw:style-name="gr3" draw:layer="layout" svg:width="0.057cm" svg:height="0.057cm" svg:x="1.051cm" svg:y="1.801cm" svg:viewBox="0 0 58 58" draw:points="58,58 57,54 57,51 57,49 56,46 55,43 54,40 54,37 53,35 52,32 51,30 49,27 47,25 46,23 44,20 42,18 40,17 38,15 36,13 34,11 31,9 29,8 27,7 25,5 22,4 19,3 17,2 14,1 11,1 8,0 5,0 3,0 0,0 0,9 2,9 5,9 7,9 10,9 12,10 14,11 16,12 18,13 20,13 23,15 25,16 27,17 29,18 30,20 32,21 34,23 35,24 37,26 38,28 40,30 41,32 42,34 44,37 44,39 46,40 46,43 47,45 47,48 47,50 48,52 48,55 48,58">
            <text:p/>
          </draw:polygon>
          <draw:polygon draw:style-name="gr6" draw:layer="layout" svg:width="1.405cm" svg:height="0.994cm" svg:x="0.168cm" svg:y="0.438cm" svg:viewBox="0 0 1406 995" draw:points="134,0 1271,0 1278,0 1285,0 1292,1 1298,2 1305,4 1311,5 1317,8 1323,11 1329,13 1335,16 1341,20 1346,23 1351,27 1357,31 1362,35 1366,40 1370,44 1375,49 1378,54 1382,59 1386,65 1389,70 1392,76 1395,83 1397,88 1399,94 1401,101 1403,108 1404,115 1405,121 1405,128 1406,135 1406,860 1405,867 1405,873 1404,880 1403,886 1401,894 1399,900 1397,906 1395,912 1392,918 1389,924 1386,930 1382,935 1378,940 1375,946 1370,951 1366,955 1362,960 1357,964 1351,968 1346,972 1341,975 1335,979 1329,981 1323,984 1317,986 1311,989 1305,990 1298,992 1292,993 1285,994 1278,994 1271,995 134,995 126,994 120,994 113,993 106,992 100,990 94,989 87,986 81,984 75,981 69,979 64,975 58,972 53,968 48,964 43,960 39,955 34,951 30,946 26,940 22,935 19,930 15,924 13,918 10,912 7,906 5,900 3,894 2,886 1,880 0,873 0,867 0,860 0,135 0,128 0,121 1,115 2,108 3,101 5,94 7,88 10,83 13,76 15,70 19,65 22,59 26,54 30,49 34,44 39,40 43,35 48,31 53,27 58,23 64,20 69,16 75,13 81,11 87,8 94,5 100,4 106,2 113,1 120,0 126,0">
            <text:p/>
          </draw:polygon>
          <draw:polygon draw:style-name="gr7" draw:layer="layout" svg:width="0.359cm" svg:height="0.632cm" svg:x="0.456cm" svg:y="0.484cm" svg:viewBox="0 0 360 633" draw:points="69,134 221,0 333,52 320,174 360,261 316,379 313,406 312,409 311,411 310,413 309,415 307,417 306,419 305,420 303,421 302,423 300,423 299,424 297,425 296,425 294,425 292,426 290,426 288,426 287,426 285,426 284,426 281,425 279,425 275,423 274,423 221,633 77,444 60,362 0,187">
            <text:p/>
          </draw:polygon>
          <draw:polygon draw:style-name="gr8" draw:layer="layout" svg:width="0.157cm" svg:height="0.143cm" svg:x="0.522cm" svg:y="0.479cm" svg:viewBox="0 0 158 144" draw:points="157,1 152,1 0,137 5,144 158,8 157,1 154,0 152,1">
            <text:p/>
          </draw:polygon>
          <draw:polygon draw:style-name="gr8" draw:layer="layout" svg:width="0.119cm" svg:height="0.06cm" svg:x="0.675cm" svg:y="0.48cm" svg:viewBox="0 0 120 61" draw:points="119,57 116,53 3,0 0,8 113,61 119,57 120,54 116,53">
            <text:p/>
          </draw:polygon>
          <draw:polygon draw:style-name="gr8" draw:layer="layout" svg:width="0.022cm" svg:height="0.124cm" svg:x="0.772cm" svg:y="0.536cm" svg:viewBox="0 0 23 125" draw:points="0,125 9,124 23,0 13,0 0,122 0,125 0,122 0,124">
            <text:p/>
          </draw:polygon>
          <draw:polygon draw:style-name="gr8" draw:layer="layout" svg:width="0.048cm" svg:height="0.091cm" svg:x="0.772cm" svg:y="0.656cm" svg:viewBox="0 0 49 92" draw:points="48,92 48,88 8,0 0,3 40,92 48,92 49,90 48,88">
            <text:p/>
          </draw:polygon>
          <draw:polygon draw:style-name="gr8" draw:layer="layout" svg:width="0.052cm" svg:height="0.121cm" svg:x="0.767cm" svg:y="0.744cm" svg:viewBox="0 0 53 122" draw:points="0,120 8,122 53,3 44,0 0,118 0,120 0,118 0,119">
            <text:p/>
          </draw:polygon>
          <draw:polygon draw:style-name="gr8" draw:layer="layout" svg:width="0.012cm" svg:height="0.027cm" svg:x="0.764cm" svg:y="0.863cm" svg:viewBox="0 0 13 28" draw:points="9,28 13,0 3,0 0,26">
            <text:p/>
          </draw:polygon>
          <draw:polygon draw:style-name="gr8" draw:layer="layout" svg:width="0.045cm" svg:height="0.026cm" svg:x="0.728cm" svg:y="0.889cm" svg:viewBox="0 0 46 27" draw:points="0,23 1,24 5,25 8,25 11,26 13,26 15,26 16,27 18,26 20,26 22,25 24,25 26,25 28,24 30,23 32,22 34,21 36,19 38,17 39,15 41,13 42,11 44,8 45,5 46,2 37,0 36,2 35,4 34,7 33,8 32,10 31,11 30,12 29,13 27,14 26,15 25,15 23,16 22,16 20,17 19,17 18,17 16,17 15,17 14,17 12,17 10,16 7,16 4,15 3,15">
            <text:p/>
          </draw:polygon>
          <draw:polygon draw:style-name="gr8" draw:layer="layout" svg:width="0.062cm" svg:height="0.22cm" svg:x="0.672cm" svg:y="0.906cm" svg:viewBox="0 0 63 221" draw:points="0,213 8,212 63,2 54,0 0,209 0,213 7,221 8,212">
            <text:p/>
          </draw:polygon>
          <draw:polygon draw:style-name="gr8" draw:layer="layout" svg:width="0.151cm" svg:height="0.192cm" svg:x="0.529cm" svg:y="0.926cm" svg:viewBox="0 0 152 193" draw:points="0,3 0,5 144,193 152,187 8,0 0,3 0,4 0,5">
            <text:p/>
          </draw:polygon>
          <draw:polygon draw:style-name="gr8" draw:layer="layout" svg:width="0.027cm" svg:height="0.086cm" svg:x="0.512cm" svg:y="0.844cm" svg:viewBox="0 0 28 87" draw:points="9,0 0,2 18,87 28,85">
            <text:p/>
          </draw:polygon>
          <draw:polygon draw:style-name="gr8" draw:layer="layout" svg:width="0.069cm" svg:height="0.177cm" svg:x="0.452cm" svg:y="0.67cm" svg:viewBox="0 0 70 178" draw:points="0,2 61,178 70,174 8,0">
            <text:p/>
          </draw:polygon>
          <draw:polygon draw:style-name="gr9" draw:layer="layout" svg:width="0.362cm" svg:height="0.411cm" svg:x="0.415cm" svg:y="0.464cm" svg:viewBox="0 0 363 412" draw:points="176,121 177,123 178,124 180,126 181,128 181,130 182,132 183,134 184,136 185,139 186,143 187,147 187,149 187,153 187,156 188,160 188,164 187,167 187,171 187,174 187,178 187,181 186,185 185,188 185,192 183,199 182,206 180,213 178,220 176,227 174,234 171,240 169,247 166,254 164,261 163,263 163,265 162,267 162,269 161,274 160,280 159,282 158,284 158,285 157,285 157,286 156,287 156,287 155,287 154,287 154,288 153,287 152,287 151,287 150,287 148,285 146,283 144,281 141,279 137,274 133,269 131,267 128,265 126,263 124,261 121,259 119,258 118,257 117,256 116,255 114,255 113,255 111,254 110,254 108,254 107,254 105,254 104,254 102,255 101,255 99,255 97,256 96,257 93,258 89,260 86,261 83,263 80,265 77,268 71,272 64,276 70,284 76,291 81,299 87,307 90,311 93,315 95,319 98,323 101,327 103,330 105,334 107,339 109,343 111,347 113,352 114,356 116,360 117,365 118,369 118,373 119,378 119,382 119,387 119,392 118,397 118,401 117,407 116,412 108,401 101,390 94,379 87,369 79,358 72,347 65,336 58,326 51,315 45,304 38,293 32,281 25,270 20,259 17,254 14,248 11,242 8,236 7,233 5,229 4,226 3,223 2,220 2,216 1,212 1,209 0,205 0,201 0,198 0,194 0,190 0,186 0,182 0,179 1,175 2,171 2,168 2,164 4,160 4,156 5,153 7,150 8,147 9,143 11,140 12,137 14,134 15,131 17,128 19,126 22,121 25,118 28,113 32,110 35,106 38,102 42,98 45,95 49,91 52,87 56,84 60,81 64,78 68,74 72,71 76,68 81,65 85,62 89,60 93,57 98,54 102,52 107,49 111,47 116,45 121,43 125,41 130,39 135,37 140,36 144,34 149,33 163,29 176,26 189,23 202,20 216,17 228,14 242,12 255,10 268,7 281,5 295,4 308,2 315,2 322,1 328,1 335,0 342,0 348,0 355,0 363,0 350,5 338,12 326,18 314,24 302,31 290,37 278,43 266,50 254,56 243,63 231,70 219,78 207,85 196,92 184,100 172,108 171,109 171,110 171,110 171,111 171,112 171,113 171,113 171,114 172,116 174,118 175,119">
            <text:p/>
          </draw:polygon>
          <draw:polygon draw:style-name="gr8" draw:layer="layout" svg:width="0.019cm" svg:height="0.032cm" svg:x="0.588cm" svg:y="0.582cm" svg:viewBox="0 0 20 33" draw:points="20,31 19,28 19,24 17,20 16,16 15,14 14,12 13,10 13,8 11,5 10,4 9,1 7,0 0,5 1,7 2,8 3,10 4,12 5,14 6,16 6,17 7,19 8,23 9,26 10,29 10,33">
            <text:p/>
          </draw:polygon>
          <draw:polygon draw:style-name="gr8" draw:layer="layout" svg:width="0.033cm" svg:height="0.113cm" svg:x="0.575cm" svg:y="0.613cm" svg:viewBox="0 0 34 114" draw:points="8,114 11,107 13,100 16,93 19,86 21,80 23,73 25,65 27,58 29,50 30,44 32,40 32,36 32,33 33,29 33,25 33,22 34,18 34,15 34,11 33,7 33,3 33,0 23,1 24,4 24,7 24,11 24,14 24,18 24,21 24,24 23,28 23,31 22,35 22,39 21,42 20,49 18,56 16,63 14,69 12,77 10,83 7,90 4,97 2,103 0,110">
            <text:p/>
          </draw:polygon>
          <draw:polygon draw:style-name="gr8" draw:layer="layout" svg:width="0.02cm" svg:height="0.033cm" svg:x="0.563cm" svg:y="0.723cm" svg:viewBox="0 0 21 34" draw:points="0,31 1,32 2,33 4,33 6,34 7,33 9,32 10,32 12,31 13,30 13,29 14,28 15,26 16,24 16,22 17,17 19,11 19,9 20,6 21,4 21,3 12,0 11,2 11,4 10,7 9,9 8,15 8,19 7,21 6,23 6,23 6,24 5,24 5,24 5,24 6,24 5,24 4,24">
            <text:p/>
          </draw:polygon>
          <draw:polygon draw:style-name="gr8" draw:layer="layout" svg:width="0.039cm" svg:height="0.039cm" svg:x="0.528cm" svg:y="0.715cm" svg:viewBox="0 0 40 40" draw:points="0,8 0,8 1,9 3,10 3,10 6,12 8,13 10,15 12,17 14,19 16,21 20,26 25,31 27,33 30,36 33,38 35,40 40,32 37,30 36,29 33,27 31,25 27,20 23,15 20,13 18,10 16,8 13,6 11,4 8,2 7,1 5,1 4,0 3,0">
            <text:p/>
          </draw:polygon>
          <draw:polygon draw:style-name="gr8" draw:layer="layout" svg:width="0.058cm" svg:height="0.03cm" svg:x="0.473cm" svg:y="0.714cm" svg:viewBox="0 0 59 31" draw:points="10,23 9,31 15,26 22,22 25,20 28,17 31,15 34,14 37,13 40,11 41,11 43,10 44,9 45,9 47,9 48,9 49,9 51,9 52,9 53,9 54,9 55,9 59,1 57,0 55,0 53,0 51,0 49,0 47,0 45,0 43,0 42,0 40,1 38,2 36,2 33,4 29,6 26,8 23,10 19,12 16,14 10,19 4,22 3,29 4,22 0,25 3,29">
            <text:p/>
          </draw:polygon>
          <draw:polygon draw:style-name="gr8" draw:layer="layout" svg:width="0.063cm" svg:height="0.149cm" svg:x="0.477cm" svg:y="0.737cm" svg:viewBox="0 0 64 150" draw:points="51,142 59,140 60,138 61,135 61,132 62,130 63,127 63,125 63,122 63,119 64,115 64,110 63,105 63,100 62,95 61,91 60,86 58,82 56,77 55,72 53,68 51,64 49,59 46,55 43,51 41,47 38,43 36,39 33,35 30,31 24,23 18,15 12,8 7,0 0,5 5,13 11,21 17,28 23,36 25,40 28,44 31,48 33,52 36,56 38,60 40,64 42,68 45,72 46,76 48,80 49,85 51,89 52,93 53,97 54,102 54,106 54,110 54,115 54,119 54,121 54,123 53,125 53,128 53,131 52,133 51,135 50,138 59,136 51,142 56,150 59,140">
            <text:p/>
          </draw:polygon>
          <draw:polygon draw:style-name="gr8" draw:layer="layout" svg:width="0.115cm" svg:height="0.18cm" svg:x="0.42cm" svg:y="0.698cm" svg:viewBox="0 0 116 181" draw:points="0,3 2,9 5,15 8,21 11,27 17,38 23,49 30,61 36,72 43,83 50,94 57,105 65,115 72,126 79,137 86,148 93,159 101,169 108,181 116,175 108,164 101,154 93,143 86,132 79,122 72,111 65,100 58,89 51,78 44,67 38,56 31,45 25,34 19,23 16,17 13,11 10,6 8,0">
            <text:p/>
          </draw:polygon>
          <draw:polygon draw:style-name="gr8" draw:layer="layout" svg:width="0.028cm" svg:height="0.115cm" svg:x="0.411cm" svg:y="0.587cm" svg:viewBox="0 0 29 116" draw:points="21,0 19,3 17,6 15,9 13,12 11,15 10,18 9,22 7,25 6,29 5,33 4,36 3,40 2,44 1,48 1,51 0,55 0,59 0,63 0,67 0,71 0,75 0,79 0,82 1,86 1,90 2,94 3,97 4,101 5,105 6,109 8,112 9,116 18,112 16,109 15,105 14,103 13,99 12,95 11,92 10,89 10,85 9,82 9,78 9,75 9,71 9,67 9,64 9,60 9,56 10,52 11,49 11,45 12,42 13,39 14,35 15,32 16,28 17,25 19,22 20,18 22,16 23,13 25,10 27,7 29,5">
            <text:p/>
          </draw:polygon>
          <draw:polygon draw:style-name="gr8" draw:layer="layout" svg:width="0.135cm" svg:height="0.099cm" svg:x="0.431cm" svg:y="0.493cm" svg:viewBox="0 0 136 100" draw:points="133,0 129,0 123,2 118,4 114,6 109,7 104,9 99,11 94,14 90,16 85,19 80,21 76,24 72,26 67,30 63,32 58,36 54,39 50,41 46,45 42,48 38,52 34,55 30,59 26,62 23,66 19,70 16,74 12,78 9,82 6,86 3,90 0,94 7,100 10,96 13,91 16,88 19,84 22,80 26,76 29,72 33,69 36,66 40,62 44,58 48,55 52,52 56,49 60,45 64,43 68,39 72,37 76,34 81,32 85,29 89,26 94,24 99,22 103,19 107,18 112,16 117,14 121,12 126,11 131,9 136,8">
            <text:p/>
          </draw:polygon>
          <draw:polygon draw:style-name="gr8" draw:layer="layout" svg:width="0.232cm" svg:height="0.042cm" svg:x="0.564cm" svg:y="0.46cm" svg:viewBox="0 0 233 43" draw:points="215,8 214,0 207,0 200,0 193,0 186,0 179,0 173,1 166,2 159,2 146,4 133,6 119,8 106,10 92,13 79,15 66,17 53,21 39,24 26,27 13,30 0,34 2,43 15,39 28,36 41,33 55,30 68,27 81,24 94,21 107,19 121,17 134,15 147,14 160,12 167,11 173,10 181,10 187,10 194,9 200,9 207,9 214,8 212,0 215,8 233,0 214,0">
            <text:p/>
          </draw:polygon>
          <draw:polygon draw:style-name="gr8" draw:layer="layout" svg:width="0.194cm" svg:height="0.116cm" svg:x="0.585cm" svg:y="0.46cm" svg:viewBox="0 0 195 117" draw:points="5,117 16,108 28,101 40,93 52,86 63,79 75,71 87,64 99,58 111,51 122,45 134,38 146,32 158,26 171,20 182,13 195,7 191,0 179,5 166,12 154,18 142,24 130,30 118,37 106,43 94,50 82,56 71,64 59,70 47,78 36,85 24,93 11,101 0,109">
            <text:p/>
          </draw:polygon>
          <draw:polygon draw:style-name="gr8" draw:layer="layout" svg:width="0.013cm" svg:height="0.019cm" svg:x="0.582cm" svg:y="0.569cm" svg:viewBox="0 0 14 20" draw:points="14,14 14,13 12,12 11,11 10,9 9,7 9,7 9,7 9,6 9,6 9,6 9,7 8,7 8,7 3,0 1,1 0,3 0,4 0,6 0,7 0,9 0,10 1,11 2,13 3,16 5,18 6,20 6,20 14,14 14,13">
            <text:p/>
          </draw:polygon>
          <draw:polygon draw:style-name="gr9" draw:layer="layout" svg:width="0.129cm" svg:height="0.173cm" svg:x="0.731cm" svg:y="0.511cm" svg:viewBox="0 0 130 174" draw:points="106,80 104,86 100,91 97,97 94,104 91,110 88,116 85,121 82,127 79,133 76,138 73,145 69,150 66,156 62,162 59,168 55,174 55,172 55,172 55,171 55,170 55,169 55,168 55,168 54,168 54,167 54,166 53,166 53,165 52,165 51,165 51,164 50,164 48,164 47,164 45,164 43,164 39,164 35,164 34,164 32,164 30,164 29,164 28,164 26,164 25,163 24,162 23,161 22,160 22,159 22,157 21,155 21,153 20,151 20,150 20,148 21,146 21,144 22,142 22,141 22,139 23,138 24,137 25,136 25,136 26,136 26,135 28,135 30,135 32,135 34,135 35,136 37,136 41,137 44,138 45,138 46,138 47,138 47,138 47,138 50,134 53,129 54,124 56,119 56,115 57,110 57,106 56,101 56,97 55,93 54,88 52,84 50,80 48,75 46,71 43,67 41,62 38,58 35,54 32,50 26,42 20,33 17,29 14,25 11,20 9,16 6,12 3,8 1,4 0,0 3,0 8,0 13,0 17,1 21,1 25,2 29,3 33,4 37,5 41,7 45,8 49,9 58,12 65,15 73,18 81,22 89,25 97,28 101,29 105,31 109,32 113,33 117,35 121,35 125,37 130,37 128,40 126,42 125,44 123,47 120,53 118,58 115,63 112,69 109,74">
            <text:p/>
          </draw:polygon>
          <draw:polygon draw:style-name="gr8" draw:layer="layout" svg:width="0.067cm" svg:height="0.12cm" svg:x="0.775cm" svg:y="0.588cm" svg:viewBox="0 0 68 121" draw:points="7,94 14,98 18,92 22,87 25,81 29,75 32,70 36,63 39,58 42,52 45,46 49,40 52,34 55,28 58,22 61,15 64,9 68,4 59,0 56,6 53,11 50,17 47,24 44,30 41,35 37,41 34,47 31,53 28,59 24,64 21,71 17,76 14,82 10,87 7,93 15,97 7,94 0,121 14,98">
            <text:p/>
          </draw:polygon>
          <draw:polygon draw:style-name="gr8" draw:layer="layout" svg:width="0.01cm" svg:height="0.014cm" svg:x="0.78cm" svg:y="0.67cm" svg:viewBox="0 0 11 15" draw:points="0,8 0,9 0,9 0,9 0,9 1,9 1,10 1,10 1,10 1,11 1,11 1,12 10,15 11,14 11,12 11,11 11,10 11,8 10,7 10,6 9,5 9,4 8,3 7,2 6,1 5,0 4,0 2,0 1,0 0,8 0,9">
            <text:p/>
          </draw:polygon>
          <draw:polygon draw:style-name="gr8" draw:layer="layout" svg:width="0.03cm" svg:height="0.01cm" svg:x="0.752cm" svg:y="0.669cm" svg:viewBox="0 0 31 11" draw:points="0,7 1,8 3,9 5,10 7,10 9,11 11,11 13,11 15,11 19,10 22,10 24,10 26,10 27,10 29,10 31,1 28,0 26,0 24,0 22,0 18,0 14,1 13,1 11,1 10,1 8,1 7,0 7,0 7,0 6,0">
            <text:p/>
          </draw:polygon>
          <draw:polygon draw:style-name="gr8" draw:layer="layout" svg:width="0.011cm" svg:height="0.031cm" svg:x="0.747cm" svg:y="0.644cm" svg:viewBox="0 0 12 32" draw:points="4,0 3,1 2,3 1,5 0,7 0,9 0,11 0,14 0,15 0,17 0,20 0,22 0,24 1,26 2,28 3,30 4,32 11,25 11,24 10,24 10,23 9,22 9,21 9,19 9,17 9,15 9,14 9,13 9,11 9,10 10,8 11,7 11,6 12,6">
            <text:p/>
          </draw:polygon>
          <draw:polygon draw:style-name="gr8" draw:layer="layout" svg:width="0.03cm" svg:height="0.013cm" svg:x="0.752cm" svg:y="0.641cm" svg:viewBox="0 0 31 14" draw:points="23,6 25,4 26,4 27,4 26,4 25,3 22,2 18,1 15,1 13,0 11,0 9,0 7,0 4,0 3,1 2,1 1,2 0,3 7,10 7,9 9,9 10,9 12,10 14,10 15,10 19,12 22,12 24,13 25,13 26,14 27,13 29,12 31,11">
            <text:p/>
          </draw:polygon>
          <draw:polygon draw:style-name="gr8" draw:layer="layout" svg:width="0.069cm" svg:height="0.145cm" svg:x="0.724cm" svg:y="0.506cm" svg:viewBox="0 0 70 146" draw:points="7,0 2,6 5,10 7,15 10,19 13,23 15,28 18,32 21,36 24,40 30,49 36,57 39,61 42,65 45,69 47,74 50,77 52,82 54,86 56,90 57,92 57,94 58,96 59,98 59,101 59,103 60,105 60,107 60,109 60,111 60,113 60,115 60,117 60,119 59,121 59,123 59,125 58,128 57,130 56,132 56,134 54,136 53,139 52,141 59,146 61,143 63,141 64,138 65,135 66,133 67,131 68,128 68,125 69,123 69,120 70,118 70,115 70,113 70,111 70,108 70,105 69,103 68,101 68,98 68,96 67,94 66,92 65,89 64,86 63,82 60,77 58,73 55,69 52,65 50,60 47,56 44,52 38,43 31,35 28,31 26,26 23,23 20,18 17,14 15,10 13,6 10,2 7,8 7,0 0,0 2,6">
            <text:p/>
          </draw:polygon>
          <draw:polygon draw:style-name="gr8" draw:layer="layout" svg:width="0.137cm" svg:height="0.047cm" svg:x="0.731cm" svg:y="0.506cm" svg:viewBox="0 0 138 48" draw:points="134,46 130,38 126,37 123,37 118,36 114,35 110,33 106,32 103,31 98,29 91,26 83,23 75,20 67,16 59,13 51,10 47,8 43,7 39,6 34,4 30,3 26,2 22,1 17,0 13,0 8,0 4,0 0,0 0,8 3,8 8,9 12,9 16,10 20,10 24,12 28,12 32,13 36,14 40,16 44,17 48,19 56,21 63,25 72,28 79,31 88,35 95,38 99,39 103,41 108,43 112,44 116,44 120,46 125,47 129,48 126,40 134,46 138,39 130,38">
            <text:p/>
          </draw:polygon>
          <draw:polygon draw:style-name="gr8" draw:layer="layout" svg:width="0.031cm" svg:height="0.047cm" svg:x="0.833cm" svg:y="0.546cm" svg:viewBox="0 0 32 48" draw:points="8,48 11,42 13,36 17,30 19,25 22,20 25,14 27,12 28,9 30,7 32,5 24,0 22,2 20,5 19,7 17,10 13,15 11,21 8,26 5,32 2,38 0,43">
            <text:p/>
          </draw:polygon>
          <draw:polygon draw:style-name="gr10" draw:layer="layout" svg:width="0.078cm" svg:height="0.039cm" svg:x="0.638cm" svg:y="0.641cm" svg:viewBox="0 0 79 40" draw:points="22,39 21,38 19,38 18,38 16,38 12,38 9,38 6,38 4,38 3,38 3,38 2,38 1,37 1,33 0,29 0,26 0,22 0,20 1,18 3,16 4,13 6,12 8,11 10,9 12,8 15,7 18,7 21,7 24,6 28,6 31,5 34,5 38,5 45,5 53,5 56,4 60,4 63,3 67,3 70,3 73,2 76,1 79,0 78,3 77,5 76,7 75,10 75,13 74,15 72,18 71,20 70,21 69,24 68,25 66,27 65,28 63,30 62,32 60,33 58,34 56,35 54,36 52,37 50,38 48,39 46,39 44,40 41,40 39,40 36,40 34,40 31,40 28,40 25,39">
            <text:p/>
          </draw:polygon>
          <draw:polygon draw:style-name="gr10" draw:layer="layout" svg:width="0.046cm" svg:height="0.028cm" svg:x="0.715cm" svg:y="0.742cm" svg:viewBox="0 0 47 29" draw:points="33,29 28,29 24,29 20,29 16,29 12,29 8,29 3,29 0,29 4,25 9,20 14,16 20,13 22,11 25,9 28,7 31,6 33,4 36,3 39,1 42,0 42,2 41,3 41,5 41,7 42,9 42,11 42,13 42,14 43,18 44,22 45,25 47,29 43,29 40,29 36,29">
            <text:p/>
          </draw:polygon>
          <draw:polygon draw:style-name="gr10" draw:layer="layout" svg:width="0.092cm" svg:height="0.017cm" svg:x="0.673cm" svg:y="0.809cm" svg:viewBox="0 0 93 18" draw:points="65,18 57,18 48,18 40,18 32,18 24,18 16,18 8,18 0,18 1,16 3,15 4,13 6,13 8,12 10,11 12,10 14,9 18,8 21,7 24,7 28,6 32,5 36,4 40,4 44,3 49,2 53,1 56,0 57,0 60,0 62,0 64,0 66,0 68,0 71,0 72,1 75,1 76,2 78,3 80,4 82,5 84,7 86,9 88,11 89,13 91,15 93,18 89,18 86,18 82,18 79,18 75,18 72,18 68,18">
            <text:p/>
          </draw:polygon>
          <draw:polygon draw:style-name="gr10" draw:layer="layout" svg:width="0.033cm" svg:height="0.015cm" svg:x="0.706cm" svg:y="0.844cm" svg:viewBox="0 0 34 16" draw:points="28,2 30,3 32,4 33,4 33,5 34,5 34,6 34,6 34,7 33,7 33,7 32,8 31,9 28,10 25,11 25,12 24,12 24,13 24,13 24,14 24,14 24,15 24,15 22,16 21,16 20,16 20,16 18,16 17,16 17,15 15,15 14,14 12,13 11,12 9,11 7,8 4,6 3,4 2,2 1,2 0,0 3,0 7,0 10,0 14,0 16,0 18,0 20,0 21,0 23,0 25,1 26,1">
            <text:p/>
          </draw:polygon>
          <draw:polygon draw:style-name="gr11" draw:layer="layout" svg:width="0.288cm" svg:height="0.522cm" svg:x="0.482cm" svg:y="0.917cm" svg:viewBox="0 0 289 523" draw:points="203,523 289,268 274,63 247,35 200,121 49,0 49,2 48,5 48,8 47,11 46,14 44,16 42,19 41,22 39,24 37,27 35,29 33,31 31,34 29,37 26,39 24,41 19,45 15,49 11,52 7,55 1,58 0,59 70,283 191,504">
            <text:p/>
          </draw:polygon>
          <draw:polygon draw:style-name="gr8" draw:layer="layout" svg:width="0.095cm" svg:height="0.256cm" svg:x="0.68cm" svg:y="1.184cm" svg:viewBox="0 0 96 257" draw:points="96,1 86,0 0,253 8,257 95,2 96,1 95,2">
            <text:p/>
          </draw:polygon>
          <draw:polygon draw:style-name="gr8" draw:layer="layout" svg:width="0.023cm" svg:height="0.209cm" svg:x="0.751cm" svg:y="0.977cm" svg:viewBox="0 0 24 210" draw:points="8,0 0,3 14,210 24,209 9,2 8,0 9,2 9,1">
            <text:p/>
          </draw:polygon>
          <draw:polygon draw:style-name="gr8" draw:layer="layout" svg:width="0.035cm" svg:height="0.038cm" svg:x="0.724cm" svg:y="0.945cm" svg:viewBox="0 0 36 39" draw:points="0,5 0,10 29,39 36,32 7,3 0,5 7,3 3,0">
            <text:p/>
          </draw:polygon>
          <draw:polygon draw:style-name="gr8" draw:layer="layout" svg:width="0.055cm" svg:height="0.095cm" svg:x="0.678cm" svg:y="0.95cm" svg:viewBox="0 0 56 96" draw:points="1,92 8,91 56,3 47,0 0,86 1,92 5,96 8,91">
            <text:p/>
          </draw:polygon>
          <draw:polygon draw:style-name="gr8" draw:layer="layout" svg:width="0.156cm" svg:height="0.129cm" svg:x="0.528cm" svg:y="0.913cm" svg:viewBox="0 0 157 130" draw:points="0,7 151,130 157,122 5,0">
            <text:p/>
          </draw:polygon>
          <draw:polygon draw:style-name="gr8" draw:layer="layout" svg:width="0.056cm" svg:height="0.064cm" svg:x="0.479cm" svg:y="0.917cm" svg:viewBox="0 0 57 65" draw:points="4,65 7,63 13,59 16,56 21,53 25,49 30,45 33,43 35,41 37,38 40,35 42,33 44,30 46,28 48,24 50,22 51,18 53,16 54,13 55,9 56,6 56,4 56,3 57,1 57,0 47,0 47,1 47,2 47,3 47,4 46,7 46,9 45,12 43,15 42,17 40,20 39,22 37,24 35,27 33,30 31,32 28,34 26,36 24,38 20,42 15,46 11,49 7,52 2,56 0,56">
            <text:p/>
          </draw:polygon>
          <draw:polygon draw:style-name="gr8" draw:layer="layout" svg:width="0.078cm" svg:height="0.226cm" svg:x="0.477cm" svg:y="0.976cm" svg:viewBox="0 0 79 227" draw:points="70,227 79,223 8,0 0,2 70,225 70,227 70,225 70,226">
            <text:p/>
          </draw:polygon>
          <draw:polygon draw:style-name="gr8" draw:layer="layout" svg:width="0.129cm" svg:height="0.225cm" svg:x="0.548cm" svg:y="1.197cm" svg:viewBox="0 0 130 226" draw:points="130,221 7,0 0,4 121,226">
            <text:p/>
          </draw:polygon>
          <draw:polygon draw:style-name="gr12" draw:layer="layout" svg:width="0.092cm" svg:height="0.366cm" svg:x="0.633cm" svg:y="1.041cm" svg:viewBox="0 0 93 367" draw:points="93,331 58,58 81,25 63,0 51,13 32,1 13,32 32,55 0,367">
            <text:p/>
          </draw:polygon>
          <draw:polygon draw:style-name="gr8" draw:layer="layout" svg:width="0.044cm" svg:height="0.276cm" svg:x="0.686cm" svg:y="1.096cm" svg:viewBox="0 0 45 277" draw:points="1,0 0,3 35,277 45,276 9,2 1,0 0,1 0,3">
            <text:p/>
          </draw:polygon>
          <draw:polygon draw:style-name="gr8" draw:layer="layout" svg:width="0.032cm" svg:height="0.038cm" svg:x="0.688cm" svg:y="1.064cm" svg:viewBox="0 0 33 39" draw:points="30,0 23,0 0,33 7,39 30,5 30,0 30,5 33,2">
            <text:p/>
          </draw:polygon>
          <draw:polygon draw:style-name="gr8" draw:layer="layout" svg:width="0.026cm" svg:height="0.035cm" svg:x="0.692cm" svg:y="1.034cm" svg:viewBox="0 0 27 36" draw:points="0,4 0,9 19,36 27,30 7,4 0,4 7,4 4,0">
            <text:p/>
          </draw:polygon>
          <draw:polygon draw:style-name="gr8" draw:layer="layout" svg:width="0.018cm" svg:height="0.023cm" svg:x="0.681cm" svg:y="1.038cm" svg:viewBox="0 0 19 24" draw:points="0,22 7,20 19,6 11,0 0,14 0,22 4,24 7,20">
            <text:p/>
          </draw:polygon>
          <draw:polygon draw:style-name="gr8" draw:layer="layout" svg:width="0.024cm" svg:height="0.022cm" svg:x="0.662cm" svg:y="1.037cm" svg:viewBox="0 0 25 23" draw:points="0,4 1,10 20,23 25,14 6,2 0,4 6,2 2,0">
            <text:p/>
          </draw:polygon>
          <draw:polygon draw:style-name="gr8" draw:layer="layout" svg:width="0.028cm" svg:height="0.035cm" svg:x="0.642cm" svg:y="1.041cm" svg:viewBox="0 0 29 36" draw:points="1,36 9,35 29,4 21,0 1,30 1,36 1,30 0,33">
            <text:p/>
          </draw:polygon>
          <draw:polygon draw:style-name="gr8" draw:layer="layout" svg:width="0.027cm" svg:height="0.029cm" svg:x="0.643cm" svg:y="1.07cm" svg:viewBox="0 0 28 30" draw:points="28,27 27,24 7,0 0,6 19,30 28,27 28,25 27,24">
            <text:p/>
          </draw:polygon>
          <draw:polygon draw:style-name="gr8" draw:layer="layout" svg:width="0.041cm" svg:height="0.311cm" svg:x="0.629cm" svg:y="1.096cm" svg:viewBox="0 0 42 312" draw:points="9,312 42,1 32,0 0,311">
            <text:p/>
          </draw:polygon>
          <draw:polygon draw:style-name="gr8" draw:layer="layout" svg:width="0.029cm" svg:height="0.027cm" svg:x="0.751cm" svg:y="0.644cm" svg:viewBox="0 0 30 28" draw:points="27,9 10,0 0,15 4,28 30,23">
            <text:p/>
          </draw:polygon>
          <draw:polygon draw:style-name="gr8" draw:layer="layout" svg:width="0.023cm" svg:height="0.017cm" svg:x="0.758cm" svg:y="0.64cm" svg:viewBox="0 0 24 18" draw:points="0,0 1,8 19,18 24,9 6,0">
            <text:p/>
          </draw:polygon>
          <draw:polygon draw:style-name="gr8" draw:layer="layout" svg:width="0.018cm" svg:height="0.02cm" svg:x="0.747cm" svg:y="0.641cm" svg:viewBox="0 0 19 21" draw:points="0,19 8,21 19,5 11,0 0,15">
            <text:p/>
          </draw:polygon>
          <draw:polygon draw:style-name="gr8" draw:layer="layout" svg:width="0.013cm" svg:height="0.018cm" svg:x="0.747cm" svg:y="0.657cm" svg:viewBox="0 0 14 19" draw:points="10,19 14,12 9,0 0,2 4,15">
            <text:p/>
          </draw:polygon>
          <draw:polygon draw:style-name="gr8" draw:layer="layout" svg:width="0.03cm" svg:height="0.014cm" svg:x="0.755cm" svg:y="0.662cm" svg:viewBox="0 0 31 15" draw:points="31,4 25,0 0,5 1,15 27,9">
            <text:p/>
          </draw:polygon>
          <draw:polygon draw:style-name="gr8" draw:layer="layout" svg:width="0.011cm" svg:height="0.018cm" svg:x="0.774cm" svg:y="0.649cm" svg:viewBox="0 0 12 19" draw:points="7,0 0,5 2,19 12,17 9,3">
            <text:p/>
          </draw:polygon>
          <draw:polygon draw:style-name="gr13" draw:layer="layout" svg:width="0.899cm" svg:height="0.477cm" svg:x="0.158cm" svg:y="0.963cm" svg:viewBox="0 0 900 478" draw:points="0,135 86,78 179,62 317,8 373,192 502,409 538,443 610,250 613,174 603,80 592,0 747,60 882,120 900,310 873,476 185,476 183,476 177,477 173,477 168,478 162,478 155,478 148,478 141,478 133,477 125,476 116,475 108,473 99,471 90,468 82,465 73,461 65,457 56,452 48,446 41,440 33,433 27,425 21,416 15,406 10,396 6,383 3,370 1,357 0,341 0,325 1,286 1,252 2,224 2,200 2,181 2,166 2,154 2,145 2,139 1,136 1,134 1,134 1,133 0,133 0,133 0,134 0,134">
            <text:p/>
          </draw:polygon>
          <draw:polygon draw:style-name="gr8" draw:layer="layout" svg:width="0.091cm" svg:height="0.065cm" svg:x="0.156cm" svg:y="1.036cm" svg:viewBox="0 0 92 66" draw:points="88,0 87,0 0,58 4,66 92,8 88,0 88,0 87,0">
            <text:p/>
          </draw:polygon>
          <draw:polygon draw:style-name="gr8" draw:layer="layout" svg:width="0.095cm" svg:height="0.024cm" svg:x="0.244cm" svg:y="1.021cm" svg:viewBox="0 0 96 25" draw:points="96,8 93,0 0,15 1,25 94,9 96,8 94,9 95,9">
            <text:p/>
          </draw:polygon>
          <draw:polygon draw:style-name="gr8" draw:layer="layout" svg:width="0.143cm" svg:height="0.064cm" svg:x="0.336cm" svg:y="0.966cm" svg:viewBox="0 0 144 65" draw:points="144,4 138,1 0,56 3,65 141,10 144,4 142,0 138,1">
            <text:p/>
          </draw:polygon>
          <draw:polygon draw:style-name="gr8" draw:layer="layout" svg:width="0.065cm" svg:height="0.187cm" svg:x="0.47cm" svg:y="0.97cm" svg:viewBox="0 0 66 188" draw:points="57,188 66,184 8,0 0,2 57,187 57,188 57,187 57,187">
            <text:p/>
          </draw:polygon>
          <draw:polygon draw:style-name="gr8" draw:layer="layout" svg:width="0.136cm" svg:height="0.222cm" svg:x="0.528cm" svg:y="1.153cm" svg:viewBox="0 0 137 223" draw:points="130,223 137,217 7,0 0,4 129,222 130,223 129,222 129,222">
            <text:p/>
          </draw:polygon>
          <draw:polygon draw:style-name="gr8" draw:layer="layout" svg:width="0.043cm" svg:height="0.044cm" svg:x="0.657cm" svg:y="1.369cm" svg:viewBox="0 0 44 45" draw:points="44,38 43,33 6,0 0,6 36,40 44,38 36,40 41,45">
            <text:p/>
          </draw:polygon>
          <draw:polygon draw:style-name="gr8" draw:layer="layout" svg:width="0.08cm" svg:height="0.196cm" svg:x="0.692cm" svg:y="1.211cm" svg:viewBox="0 0 81 197" draw:points="81,1 72,0 0,193 8,197 80,3 81,1 80,3 81,2">
            <text:p/>
          </draw:polygon>
          <draw:polygon draw:style-name="gr8" draw:layer="layout" svg:width="0.012cm" svg:height="0.076cm" svg:x="0.763cm" svg:y="1.137cm" svg:viewBox="0 0 13 77" draw:points="13,0 3,0 0,76 9,77">
            <text:p/>
          </draw:polygon>
          <draw:polygon draw:style-name="gr8" draw:layer="layout" svg:width="0.018cm" svg:height="0.094cm" svg:x="0.757cm" svg:y="1.043cm" svg:viewBox="0 0 19 95" draw:points="9,0 0,1 9,95 19,94">
            <text:p/>
          </draw:polygon>
          <draw:polygon draw:style-name="gr8" draw:layer="layout" svg:width="0.022cm" svg:height="0.089cm" svg:x="0.744cm" svg:y="0.956cm" svg:viewBox="0 0 23 90" draw:points="7,2 1,7 13,90 23,88 10,6 7,2 0,0 1,7">
            <text:p/>
          </draw:polygon>
          <draw:polygon draw:style-name="gr8" draw:layer="layout" svg:width="0.159cm" svg:height="0.069cm" svg:x="0.748cm" svg:y="0.958cm" svg:viewBox="0 0 160 70" draw:points="160,61 160,61 3,0 0,8 156,70">
            <text:p/>
          </draw:polygon>
          <draw:polygon draw:style-name="gr8" draw:layer="layout" svg:width="0.14cm" svg:height="0.068cm" svg:x="0.903cm" svg:y="1.019cm" svg:viewBox="0 0 141 69" draw:points="141,64 138,60 3,0 0,8 134,69 141,64 141,62 138,60">
            <text:p/>
          </draw:polygon>
          <draw:polygon draw:style-name="gr8" draw:layer="layout" svg:width="0.027cm" svg:height="0.19cm" svg:x="1.035cm" svg:y="1.083cm" svg:viewBox="0 0 28 191" draw:points="28,191 28,190 9,0 0,0 18,191 28,191 28,190">
            <text:p/>
          </draw:polygon>
          <draw:polygon draw:style-name="gr8" draw:layer="layout" svg:width="0.036cm" svg:height="0.171cm" svg:x="1.026cm" svg:y="1.272cm" svg:viewBox="0 0 37 172" draw:points="4,172 9,168 37,0 28,0 0,166 4,172 8,172 9,168">
            <text:p/>
          </draw:polygon>
          <draw:polygon draw:style-name="gr8" draw:layer="layout" svg:width="0.688cm" svg:height="0.009cm" svg:x="0.342cm" svg:y="1.434cm" svg:viewBox="0 0 689 10" draw:points="0,0 0,10 689,10 689,0">
            <text:p/>
          </draw:polygon>
          <draw:polygon draw:style-name="gr8" draw:layer="layout" svg:width="0.19cm" svg:height="0.157cm" svg:x="0.154cm" svg:y="1.288cm" svg:viewBox="0 0 191 158" draw:points="0,0 0,4 0,8 0,12 0,16 0,20 0,24 0,28 1,32 1,36 2,39 2,43 3,46 4,50 5,53 5,56 6,60 7,63 8,66 9,69 10,72 12,75 13,78 14,81 15,83 17,86 18,88 19,91 21,94 23,96 24,98 26,101 28,103 31,107 35,111 38,115 42,119 46,122 50,125 54,129 58,131 62,134 67,136 71,139 76,141 80,143 85,145 89,146 94,148 98,149 103,151 107,152 112,153 116,154 120,155 125,155 129,156 133,157 138,157 141,157 145,158 153,158 160,158 167,158 172,158 177,157 182,157 188,156 191,156 189,147 187,147 181,148 177,148 172,148 166,148 160,148 153,148 146,148 142,148 138,148 134,147 130,147 126,146 122,145 118,145 114,144 109,143 105,142 101,141 96,139 92,138 88,136 83,135 79,133 75,131 71,129 67,126 63,124 59,121 55,118 52,115 48,112 44,109 41,105 38,101 35,97 33,95 31,93 30,91 29,89 27,86 26,84 24,82 23,79 22,77 21,74 20,71 19,69 17,66 17,63 16,60 15,57 14,54 13,51 12,48 12,45 11,41 11,38 10,34 10,31 9,27 9,24 9,20 9,16 8,12 8,8 8,4 8,0">
            <text:p/>
          </draw:polygon>
          <draw:polygon draw:style-name="gr8" draw:layer="layout" svg:width="0.013cm" svg:height="0.196cm" svg:x="0.152cm" svg:y="1.092cm" svg:viewBox="0 0 14 197" draw:points="3,2 11,7 11,6 11,6 10,7 5,8 3,6 2,5 2,6 3,7 3,11 3,16 4,25 4,37 4,52 4,71 3,95 3,123 2,157 1,196 11,197 12,157 13,123 13,95 14,71 14,52 14,37 13,25 13,16 13,10 13,6 13,5 12,3 11,2 9,0 4,0 2,2 2,3 2,4 1,5 1,5 9,9 1,5 0,15 9,9">
            <text:p/>
          </draw:polygon>
          <draw:polygon draw:style-name="gr8" draw:layer="layout" svg:width="0.027cm" svg:height="0.244cm" svg:x="0.915cm" svg:y="1.31cm" svg:viewBox="0 0 28 245" draw:points="18,0 0,244 9,245 28,0">
            <text:p/>
          </draw:polygon>
          <draw:polygon draw:style-name="gr7" draw:layer="layout" svg:width="0.332cm" svg:height="0.75cm" svg:x="1.026cm" svg:y="0.612cm" svg:viewBox="0 0 333 751" draw:points="0,542 54,443 8,280 27,81 152,0 233,18 333,45 333,364 274,368 202,375 207,470 315,551 269,660 116,751">
            <text:p/>
          </draw:polygon>
          <draw:polygon draw:style-name="gr8" draw:layer="layout" svg:width="0.062cm" svg:height="0.103cm" svg:x="1.022cm" svg:y="1.052cm" svg:viewBox="0 0 63 104" draw:points="62,0 54,0 0,99 7,104 62,4 62,0 62,4 63,2">
            <text:p/>
          </draw:polygon>
          <draw:polygon draw:style-name="gr8" draw:layer="layout" svg:width="0.053cm" svg:height="0.165cm" svg:x="1.031cm" svg:y="0.891cm" svg:viewBox="0 0 54 166" draw:points="0,0 0,2 45,166 54,163 8,0 0,0 0,1 0,2">
            <text:p/>
          </draw:polygon>
          <draw:polygon draw:style-name="gr8" draw:layer="layout" svg:width="0.027cm" svg:height="0.203cm" svg:x="1.031cm" svg:y="0.69cm" svg:viewBox="0 0 28 204" draw:points="20,0 18,3 0,203 9,204 28,3 20,0 18,1 18,3">
            <text:p/>
          </draw:polygon>
          <draw:polygon draw:style-name="gr8" draw:layer="layout" svg:width="0.131cm" svg:height="0.089cm" svg:x="1.05cm" svg:y="0.608cm" svg:viewBox="0 0 132 90" draw:points="130,0 127,0 0,82 5,90 132,8 130,0 128,0 127,0">
            <text:p/>
          </draw:polygon>
          <draw:polygon draw:style-name="gr8" draw:layer="layout" svg:width="0.083cm" svg:height="0.027cm" svg:x="1.177cm" svg:y="0.608cm" svg:viewBox="0 0 84 28" draw:points="84,18 83,18 2,0 0,9 81,28 84,18 83,18">
            <text:p/>
          </draw:polygon>
          <draw:polygon draw:style-name="gr8" draw:layer="layout" svg:width="0.104cm" svg:height="0.036cm" svg:x="1.258cm" svg:y="0.626cm" svg:viewBox="0 0 105 37" draw:points="105,32 101,27 2,0 0,9 99,37 105,32 105,28 101,27">
            <text:p/>
          </draw:polygon>
          <draw:polygon draw:style-name="gr8" draw:layer="layout" svg:width="0.009cm" svg:height="0.323cm" svg:x="1.353cm" svg:y="0.657cm" svg:viewBox="0 0 10 324" draw:points="5,324 10,319 10,0 0,0 0,319 5,324 10,323 10,319">
            <text:p/>
          </draw:polygon>
          <draw:polygon draw:style-name="gr8" draw:layer="layout" svg:width="0.059cm" svg:height="0.013cm" svg:x="1.299cm" svg:y="0.971cm" svg:viewBox="0 0 60 14" draw:points="0,4 0,14 60,9 59,0">
            <text:p/>
          </draw:polygon>
          <draw:polygon draw:style-name="gr8" draw:layer="layout" svg:width="0.077cm" svg:height="0.016cm" svg:x="1.223cm" svg:y="0.976cm" svg:viewBox="0 0 78 17" draw:points="0,12 5,17 78,9 77,0 4,7 0,12 4,7 0,7">
            <text:p/>
          </draw:polygon>
          <draw:polygon draw:style-name="gr8" draw:layer="layout" svg:width="0.013cm" svg:height="0.099cm" svg:x="1.223cm" svg:y="0.986cm" svg:viewBox="0 0 14 100" draw:points="6,100 14,96 9,0 0,0 4,96 6,100 4,96 4,99">
            <text:p/>
          </draw:polygon>
          <draw:polygon draw:style-name="gr8" draw:layer="layout" svg:width="0.116cm" svg:height="0.089cm" svg:x="1.23cm" svg:y="1.078cm" svg:viewBox="0 0 117 90" draw:points="115,88 114,82 5,0 0,7 108,90 115,88 117,84 114,82">
            <text:p/>
          </draw:polygon>
          <draw:polygon draw:style-name="gr8" draw:layer="layout" svg:width="0.053cm" svg:height="0.114cm" svg:x="1.291cm" svg:y="1.161cm" svg:viewBox="0 0 54 115" draw:points="6,115 8,113 54,3 46,0 0,109 6,115 7,114 8,113">
            <text:p/>
          </draw:polygon>
          <draw:polygon draw:style-name="gr8" draw:layer="layout" svg:width="0.158cm" svg:height="0.101cm" svg:x="1.139cm" svg:y="1.268cm" svg:viewBox="0 0 159 102" draw:points="0,97 5,99 159,7 154,0 1,92 0,97 2,102 5,99">
            <text:p/>
          </draw:polygon>
          <draw:polygon draw:style-name="gr8" draw:layer="layout" svg:width="0.126cm" svg:height="0.212cm" svg:x="1.021cm" svg:y="1.152cm" svg:viewBox="0 0 127 213" draw:points="1,0 1,4 119,213 127,208 9,0 1,0 0,2 1,4">
            <text:p/>
          </draw:polygon>
          <draw:polygon draw:style-name="gr8" draw:layer="layout" svg:width="0.074cm" svg:height="0.048cm" svg:x="1.218cm" svg:y="0.88cm" svg:viewBox="0 0 75 49" draw:points="0,11 33,5 45,9 57,5 75,0 69,19 53,35 33,49 32,31 20,24 50,30 55,22 52,15 33,15">
            <text:p/>
          </draw:polygon>
          <draw:polygon draw:style-name="gr9" draw:layer="layout" svg:width="0.503cm" svg:height="0.506cm" svg:x="0.9cm" svg:y="0.54cm" svg:viewBox="0 0 504 507" draw:points="198,8 72,72 36,135 18,243 0,335 0,416 63,507 198,507 251,470 233,389 225,298 216,217 242,162 297,108 287,171 342,117 404,126 422,162 413,226 427,287 421,336 409,400 387,434 314,443 332,479 458,479 504,389 476,289 486,198 458,108 404,26 323,0">
            <text:p/>
          </draw:polygon>
          <draw:polygon draw:style-name="gr8" draw:layer="layout" svg:width="0.132cm" svg:height="0.072cm" svg:x="0.968cm" svg:y="0.544cm" svg:viewBox="0 0 133 73" draw:points="0,66 5,73 133,8 129,0 2,64 0,66 2,64 0,65">
            <text:p/>
          </draw:polygon>
          <draw:polygon draw:style-name="gr8" draw:layer="layout" svg:width="0.044cm" svg:height="0.068cm" svg:x="0.932cm" svg:y="0.61cm" svg:viewBox="0 0 45 69" draw:points="0,65 8,69 45,4 37,0 0,64 0,65 0,64">
            <text:p/>
          </draw:polygon>
          <draw:polygon draw:style-name="gr8" draw:layer="layout" svg:width="0.027cm" svg:height="0.11cm" svg:x="0.914cm" svg:y="0.675cm" svg:viewBox="0 0 28 111" draw:points="8,111 8,110 28,1 18,0 0,109 8,111 8,110">
            <text:p/>
          </draw:polygon>
          <draw:polygon draw:style-name="gr8" draw:layer="layout" svg:width="0.026cm" svg:height="0.092cm" svg:x="0.897cm" svg:y="0.783cm" svg:viewBox="0 0 27 93" draw:points="0,92 8,93 27,1 18,0 0,91 0,92 0,91 0,91">
            <text:p/>
          </draw:polygon>
          <draw:polygon draw:style-name="gr8" draw:layer="layout" svg:width="0.009cm" svg:height="0.084cm" svg:x="0.897cm" svg:y="0.874cm" svg:viewBox="0 0 10 85" draw:points="0,85 10,82 10,0 0,0 0,82 0,85 0,82 0,83">
            <text:p/>
          </draw:polygon>
          <draw:polygon draw:style-name="gr8" draw:layer="layout" svg:width="0.071cm" svg:height="0.097cm" svg:x="0.897cm" svg:y="0.953cm" svg:viewBox="0 0 72 98" draw:points="68,98 72,91 7,0 0,5 64,96 68,98 64,96 65,98">
            <text:p/>
          </draw:polygon>
          <draw:polygon draw:style-name="gr8" draw:layer="layout" svg:width="0.137cm" svg:height="0.009cm" svg:x="0.964cm" svg:y="1.041cm" svg:viewBox="0 0 138 10" draw:points="138,9 135,0 0,0 0,10 135,10 138,9 135,10 136,10">
            <text:p/>
          </draw:polygon>
          <draw:polygon draw:style-name="gr8" draw:layer="layout" svg:width="0.061cm" svg:height="0.044cm" svg:x="1.095cm" svg:y="1.006cm" svg:viewBox="0 0 62 45" draw:points="61,2 54,0 0,37 5,45 59,7 61,2 59,7 62,6">
            <text:p/>
          </draw:polygon>
          <draw:polygon draw:style-name="gr8" draw:layer="layout" svg:width="0.027cm" svg:height="0.083cm" svg:x="1.129cm" svg:y="0.927cm" svg:viewBox="0 0 28 84" draw:points="0,1 0,1 18,84 28,82 9,0">
            <text:p/>
          </draw:polygon>
          <draw:polygon draw:style-name="gr8" draw:layer="layout" svg:width="0.018cm" svg:height="0.091cm" svg:x="1.12cm" svg:y="0.837cm" svg:viewBox="0 0 19 92" draw:points="9,0 0,1 9,92 19,91">
            <text:p/>
          </draw:polygon>
          <draw:polygon draw:style-name="gr8" draw:layer="layout" svg:width="0.018cm" svg:height="0.084cm" svg:x="1.111cm" svg:y="0.755cm" svg:viewBox="0 0 19 85" draw:points="0,0 0,2 9,85 19,83 9,1 0,0 0,1 0,2">
            <text:p/>
          </draw:polygon>
          <draw:polygon draw:style-name="gr8" draw:layer="layout" svg:width="0.035cm" svg:height="0.059cm" svg:x="1.112cm" svg:y="0.699cm" svg:viewBox="0 0 36 60" draw:points="28,0 28,1 0,56 8,60 36,5 28,0 28,0 28,1">
            <text:p/>
          </draw:polygon>
          <draw:polygon draw:style-name="gr8" draw:layer="layout" svg:width="0.063cm" svg:height="0.07cm" svg:x="1.14cm" svg:y="0.636cm" svg:viewBox="0 0 64 71" draw:points="61,13 54,9 0,64 6,71 60,16 61,13 64,0 54,9">
            <text:p/>
          </draw:polygon>
          <draw:polygon draw:style-name="gr8" draw:layer="layout" svg:width="0.019cm" svg:height="0.077cm" svg:x="1.181cm" svg:y="0.647cm" svg:viewBox="0 0 20 78" draw:points="9,68 10,65 20,1 11,0 1,64 9,68 1,64 0,78">
            <text:p/>
          </draw:polygon>
          <draw:polygon draw:style-name="gr8" draw:layer="layout" svg:width="0.06cm" svg:height="0.062cm" svg:x="1.184cm" svg:y="0.652cm" svg:viewBox="0 0 61 63" draw:points="57,0 54,1 0,56 6,63 61,7 57,0 56,0 54,1">
            <text:p/>
          </draw:polygon>
          <draw:polygon draw:style-name="gr8" draw:layer="layout" svg:width="0.067cm" svg:height="0.018cm" svg:x="1.241cm" svg:y="0.653cm" svg:viewBox="0 0 68 19" draw:points="68,11 64,9 0,0 0,9 63,19 68,11 67,9 64,9">
            <text:p/>
          </draw:polygon>
          <draw:polygon draw:style-name="gr8" draw:layer="layout" svg:width="0.026cm" svg:height="0.041cm" svg:x="1.3cm" svg:y="0.664cm" svg:viewBox="0 0 27 42" draw:points="27,40 26,37 7,0 0,4 18,42 27,40 27,39 26,37">
            <text:p/>
          </draw:polygon>
          <draw:polygon draw:style-name="gr8" draw:layer="layout" svg:width="0.018cm" svg:height="0.065cm" svg:x="1.309cm" svg:y="0.702cm" svg:viewBox="0 0 19 66" draw:points="0,66 9,65 19,1 9,0 0,64 0,66 0,64 0,65">
            <text:p/>
          </draw:polygon>
          <draw:polygon draw:style-name="gr8" draw:layer="layout" svg:width="0.022cm" svg:height="0.063cm" svg:x="1.309cm" svg:y="0.764cm" svg:viewBox="0 0 23 64" draw:points="23,63 23,61 8,0 0,2 13,64 23,63 23,62 23,61">
            <text:p/>
          </draw:polygon>
          <draw:polygon draw:style-name="gr8" draw:layer="layout" svg:width="0.015cm" svg:height="0.051cm" svg:x="1.316cm" svg:y="0.826cm" svg:viewBox="0 0 16 52" draw:points="9,52 9,51 16,1 6,0 0,50 9,52 9,51">
            <text:p/>
          </draw:polygon>
          <draw:polygon draw:style-name="gr8" draw:layer="layout" svg:width="0.021cm" svg:height="0.067cm" svg:x="1.304cm" svg:y="0.876cm" svg:viewBox="0 0 22 68" draw:points="8,68 9,66 22,1 12,0 0,64 8,68 8,67 9,66">
            <text:p/>
          </draw:polygon>
          <draw:polygon draw:style-name="gr8" draw:layer="layout" svg:width="0.03cm" svg:height="0.041cm" svg:x="1.282cm" svg:y="0.937cm" svg:viewBox="0 0 31 42" draw:points="4,42 7,40 31,5 23,0 0,34 4,42 6,42 7,40">
            <text:p/>
          </draw:polygon>
          <draw:polygon draw:style-name="gr8" draw:layer="layout" svg:width="0.079cm" svg:height="0.018cm" svg:x="1.208cm" svg:y="0.969cm" svg:viewBox="0 0 80 19" draw:points="2,16 6,19 80,9 78,0 6,9 2,16 6,9 0,10">
            <text:p/>
          </draw:polygon>
          <draw:polygon draw:style-name="gr8" draw:layer="layout" svg:width="0.026cm" svg:height="0.043cm" svg:x="1.211cm" svg:y="0.98cm" svg:viewBox="0 0 27 44" draw:points="22,44 27,36 8,0 0,4 18,41 22,44 18,41 19,44">
            <text:p/>
          </draw:polygon>
          <draw:polygon draw:style-name="gr8" draw:layer="layout" svg:width="0.129cm" svg:height="0.009cm" svg:x="1.232cm" svg:y="1.014cm" svg:viewBox="0 0 130 10" draw:points="130,7 126,0 0,0 0,10 126,10 130,7 126,10 129,10">
            <text:p/>
          </draw:polygon>
          <draw:polygon draw:style-name="gr8" draw:layer="layout" svg:width="0.053cm" svg:height="0.094cm" svg:x="1.354cm" svg:y="0.926cm" svg:viewBox="0 0 54 95" draw:points="53,0 45,0 0,90 7,95 53,3 53,0 53,3 54,2">
            <text:p/>
          </draw:polygon>
          <draw:polygon draw:style-name="gr8" draw:layer="layout" svg:width="0.035cm" svg:height="0.102cm" svg:x="1.371cm" svg:y="0.828cm" svg:viewBox="0 0 36 103" draw:points="0,0 0,2 27,103 36,100 9,0 0,0 0,1 0,2">
            <text:p/>
          </draw:polygon>
          <draw:polygon draw:style-name="gr8" draw:layer="layout" svg:width="0.018cm" svg:height="0.092cm" svg:x="1.371cm" svg:y="0.737cm" svg:viewBox="0 0 19 93" draw:points="19,0 9,0 0,92 9,93 19,1 19,0 19,1">
            <text:p/>
          </draw:polygon>
          <draw:polygon draw:style-name="gr8" draw:layer="layout" svg:width="0.036cm" svg:height="0.095cm" svg:x="1.353cm" svg:y="0.645cm" svg:viewBox="0 0 37 96" draw:points="8,0 0,3 28,96 37,93 8,1 8,0 8,1">
            <text:p/>
          </draw:polygon>
          <draw:polygon draw:style-name="gr8" draw:layer="layout" svg:width="0.062cm" svg:height="0.088cm" svg:x="1.3cm" svg:y="0.562cm" svg:viewBox="0 0 63 89" draw:points="5,0 0,7 55,89 63,83 7,1 5,0 7,1 7,0">
            <text:p/>
          </draw:polygon>
          <draw:polygon draw:style-name="gr8" draw:layer="layout" svg:width="0.083cm" svg:height="0.037cm" svg:x="1.222cm" svg:y="0.535cm" svg:viewBox="0 0 84 38" draw:points="0,0 0,9 81,38 84,28 2,0 0,0 2,0 2,0">
            <text:p/>
          </draw:polygon>
          <draw:polygon draw:style-name="gr8" draw:layer="layout" svg:width="0.128cm" svg:height="0.018cm" svg:x="1.096cm" svg:y="0.535cm" svg:viewBox="0 0 129 19" draw:points="0,9 2,19 129,9 128,0 1,9 0,9 1,9">
            <text:p/>
          </draw:polygon>
          <draw:polygon draw:style-name="gr8" draw:layer="layout" svg:width="0.04cm" svg:height="0.015cm" svg:x="1.249cm" svg:y="0.85cm" svg:viewBox="0 0 41 16" draw:points="0,16 41,3 34,10 3,0">
            <text:p/>
          </draw:polygon>
          <draw:polygon draw:style-name="gr14" draw:layer="layout" svg:width="0.505cm" svg:height="0.462cm" svg:x="0.919cm" svg:y="1.081cm" svg:viewBox="0 0 506 463" draw:points="506,463 502,326 466,163 412,63 331,0 349,81 313,154 215,108 179,54 152,0 0,90 89,298 128,454">
            <text:p/>
          </draw:polygon>
          <draw:polygon draw:style-name="gr8" draw:layer="layout" svg:width="0.013cm" svg:height="0.138cm" svg:x="1.416cm" svg:y="1.406cm" svg:viewBox="0 0 14 139" draw:points="10,0 0,1 4,139 14,138 10,1 10,0 10,1">
            <text:p/>
          </draw:polygon>
          <draw:polygon draw:style-name="gr8" draw:layer="layout" svg:width="0.044cm" svg:height="0.165cm" svg:x="1.381cm" svg:y="1.242cm" svg:viewBox="0 0 45 166" draw:points="8,0 0,2 36,166 45,163">
            <text:p/>
          </draw:polygon>
          <draw:polygon draw:style-name="gr8" draw:layer="layout" svg:width="0.061cm" svg:height="0.105cm" svg:x="1.327cm" svg:y="1.141cm" svg:viewBox="0 0 62 106" draw:points="6,0 0,6 54,106 62,102 7,1 6,0 7,1 7,0">
            <text:p/>
          </draw:polygon>
          <draw:polygon draw:style-name="gr8" draw:layer="layout" svg:width="0.09cm" svg:height="0.078cm" svg:x="1.243cm" svg:y="1.07cm" svg:viewBox="0 0 91 79" draw:points="2,12 4,14 85,79 91,71 9,7 2,12 9,7 0,0">
            <text:p/>
          </draw:polygon>
          <draw:polygon draw:style-name="gr8" draw:layer="layout" svg:width="0.027cm" svg:height="0.084cm" svg:x="1.246cm" svg:y="1.081cm" svg:viewBox="0 0 28 85" draw:points="27,85 28,82 9,0 0,1 18,84 27,85 28,83 28,82">
            <text:p/>
          </draw:polygon>
          <draw:polygon draw:style-name="gr8" draw:layer="layout" svg:width="0.044cm" svg:height="0.08cm" svg:x="1.228cm" svg:y="1.161cm" svg:viewBox="0 0 45 81" draw:points="2,79 8,77 45,3 36,0 0,72 2,79 6,81 8,77">
            <text:p/>
          </draw:polygon>
          <draw:polygon draw:style-name="gr8" draw:layer="layout" svg:width="0.104cm" svg:height="0.054cm" svg:x="1.13cm" svg:y="1.186cm" svg:viewBox="0 0 105 55" draw:points="0,7 1,8 101,55 105,46 5,0 0,7 0,8 1,8">
            <text:p/>
          </draw:polygon>
          <draw:polygon draw:style-name="gr8" draw:layer="layout" svg:width="0.043cm" svg:height="0.059cm" svg:x="1.094cm" svg:y="1.133cm" svg:viewBox="0 0 44 60" draw:points="0,4 0,5 36,60 44,54 7,0 0,4 0,5 0,5">
            <text:p/>
          </draw:polygon>
          <draw:polygon draw:style-name="gr8" draw:layer="layout" svg:width="0.035cm" svg:height="0.063cm" svg:x="1.067cm" svg:y="1.075cm" svg:viewBox="0 0 36 64" draw:points="1,2 0,8 28,64 36,59 8,4 1,2 8,4 6,0">
            <text:p/>
          </draw:polygon>
          <draw:polygon draw:style-name="gr8" draw:layer="layout" svg:width="0.16cm" svg:height="0.098cm" svg:x="0.913cm" svg:y="1.078cm" svg:viewBox="0 0 161 99" draw:points="1,96 8,99 161,7 156,0 3,91 1,96 3,91 0,93">
            <text:p/>
          </draw:polygon>
          <draw:polygon draw:style-name="gr8" draw:layer="layout" svg:width="0.098cm" svg:height="0.211cm" svg:x="0.914cm" svg:y="1.17cm" svg:viewBox="0 0 99 212" draw:points="99,209 98,208 8,0 0,3 90,212 99,209 98,209 98,208">
            <text:p/>
          </draw:polygon>
          <draw:polygon draw:style-name="gr8" draw:layer="layout" svg:width="0.048cm" svg:height="0.157cm" svg:x="1.004cm" svg:y="1.379cm" svg:viewBox="0 0 49 158" draw:points="49,155 9,0 0,2 40,158">
            <text:p/>
          </draw:polygon>
          <draw:polygon draw:style-name="gr15" draw:layer="layout" svg:width="0.218cm" svg:height="0.433cm" svg:x="1.25cm" svg:y="1.081cm" svg:viewBox="0 0 219 434" draw:points="88,419 72,253 51,156 34,67 0,0 141,54 188,101 213,293 219,434">
            <text:p/>
          </draw:polygon>
          <draw:polygon draw:style-name="gr8" draw:layer="layout" svg:width="0.026cm" svg:height="0.166cm" svg:x="1.317cm" svg:y="1.334cm" svg:viewBox="0 0 27 167" draw:points="9,0 0,1 17,167 27,165">
            <text:p/>
          </draw:polygon>
          <draw:polygon draw:style-name="gr8" draw:layer="layout" svg:width="0.029cm" svg:height="0.099cm" svg:x="1.297cm" svg:y="1.237cm" svg:viewBox="0 0 30 100" draw:points="9,0 0,1 20,100 30,98 9,0 0,1">
            <text:p/>
          </draw:polygon>
          <draw:polygon draw:style-name="gr8" draw:layer="layout" svg:width="0.027cm" svg:height="0.091cm" svg:x="1.279cm" svg:y="1.147cm" svg:viewBox="0 0 28 92" draw:points="8,0 0,2 18,92 28,90">
            <text:p/>
          </draw:polygon>
          <draw:polygon draw:style-name="gr8" draw:layer="layout" svg:width="0.047cm" svg:height="0.078cm" svg:x="1.242cm" svg:y="1.074cm" svg:viewBox="0 0 48 79" draw:points="10,3 4,10 39,79 48,75 13,6 10,3 0,0 4,10">
            <text:p/>
          </draw:polygon>
          <draw:polygon draw:style-name="gr8" draw:layer="layout" svg:width="0.145cm" svg:height="0.063cm" svg:x="1.248cm" svg:y="1.077cm" svg:viewBox="0 0 146 64" draw:points="146,56 144,55 3,0 0,9 141,64 146,56 145,55 144,55">
            <text:p/>
          </draw:polygon>
          <draw:polygon draw:style-name="gr8" draw:layer="layout" svg:width="0.055cm" svg:height="0.053cm" svg:x="1.387cm" svg:y="1.133cm" svg:viewBox="0 0 56 54" draw:points="56,50 54,47 6,0 0,6 48,54 56,50 56,48 54,47">
            <text:p/>
          </draw:polygon>
          <draw:polygon draw:style-name="gr8" draw:layer="layout" svg:width="0.033cm" svg:height="0.193cm" svg:x="1.434cm" svg:y="1.182cm" svg:viewBox="0 0 34 194" draw:points="34,193 34,192 8,0 0,1 25,194 34,193 34,192 34,192">
            <text:p/>
          </draw:polygon>
          <draw:polygon draw:style-name="gr8" draw:layer="layout" svg:width="0.015cm" svg:height="0.14cm" svg:x="1.458cm" svg:y="1.375cm" svg:viewBox="0 0 16 141" draw:points="16,140 9,0 0,0 6,141">
            <text:p/>
          </draw:polygon>
          <draw:polygon draw:style-name="gr15" draw:layer="layout" svg:width="0.423cm" svg:height="0.448cm" svg:x="0.755cm" svg:y="1.073cm" svg:viewBox="0 0 424 449" draw:points="0,366 56,90 289,0 370,198 406,370 424,449">
            <text:p/>
          </draw:polygon>
          <draw:polygon draw:style-name="gr8" draw:layer="layout" svg:width="0.065cm" svg:height="0.28cm" svg:x="0.75cm" svg:y="1.159cm" svg:viewBox="0 0 66 281" draw:points="60,0 57,3 0,278 9,281 66,5 60,0 57,0 57,3">
            <text:p/>
          </draw:polygon>
          <draw:polygon draw:style-name="gr8" draw:layer="layout" svg:width="0.239cm" svg:height="0.1cm" svg:x="0.809cm" svg:y="1.067cm" svg:viewBox="0 0 240 101" draw:points="240,4 234,1 0,92 3,101 237,9 240,4 238,0 234,1">
            <text:p/>
          </draw:polygon>
          <draw:polygon draw:style-name="gr8" draw:layer="layout" svg:width="0.089cm" svg:height="0.202cm" svg:x="1.04cm" svg:y="1.071cm" svg:viewBox="0 0 90 203" draw:points="90,200 89,199 8,0 0,3 81,203 90,200 90,200 89,199">
            <text:p/>
          </draw:polygon>
          <draw:polygon draw:style-name="gr8" draw:layer="layout" svg:width="0.044cm" svg:height="0.173cm" svg:x="1.12cm" svg:y="1.271cm" svg:viewBox="0 0 45 174" draw:points="36,174 45,172 8,0 0,1">
            <text:p/>
          </draw:polygon>
          <draw:polygon draw:style-name="gr8" draw:layer="layout" svg:width="0.026cm" svg:height="0.08cm" svg:x="1.156cm" svg:y="1.442cm" svg:viewBox="0 0 27 81" draw:points="27,78 8,0 0,2 17,81">
            <text:p/>
          </draw:polygon>
          <draw:polygon draw:style-name="gr15" draw:layer="layout" svg:width="0.287cm" svg:height="0.352cm" svg:x="0.677cm" svg:y="1.163cm" svg:viewBox="0 0 288 353" draw:points="0,343 62,144 134,0 224,0 278,99 288,208 188,353">
            <text:p/>
          </draw:polygon>
          <draw:polygon draw:style-name="gr8" draw:layer="layout" svg:width="0.01cm" svg:height="0.007cm" svg:x="0.671cm" svg:y="1.505cm" svg:viewBox="0 0 11 8" draw:points="1,0 0,4 9,8 11,2">
            <text:p/>
          </draw:polygon>
          <draw:polygon draw:style-name="gr8" draw:layer="layout" svg:width="0.072cm" svg:height="0.202cm" svg:x="0.672cm" svg:y="1.306cm" svg:viewBox="0 0 73 203" draw:points="64,0 63,0 0,200 8,203 73,2">
            <text:p/>
          </draw:polygon>
          <draw:polygon draw:style-name="gr8" draw:layer="layout" svg:width="0.08cm" svg:height="0.151cm" svg:x="0.735cm" svg:y="1.159cm" svg:viewBox="0 0 81 152" draw:points="77,0 73,2 0,148 8,152 81,6">
            <text:p/>
          </draw:polygon>
          <draw:polygon draw:style-name="gr8" draw:layer="layout" svg:width="0.094cm" svg:height="0.009cm" svg:x="0.811cm" svg:y="1.159cm" svg:viewBox="0 0 95 10" draw:points="95,2 90,0 0,0 0,10 90,10">
            <text:p/>
          </draw:polygon>
          <draw:polygon draw:style-name="gr8" draw:layer="layout" svg:width="0.062cm" svg:height="0.103cm" svg:x="0.897cm" svg:y="1.161cm" svg:viewBox="0 0 63 104" draw:points="63,101 62,99 7,0 0,4 54,104">
            <text:p/>
          </draw:polygon>
          <draw:polygon draw:style-name="gr8" draw:layer="layout" svg:width="0.018cm" svg:height="0.112cm" svg:x="0.95cm" svg:y="1.262cm" svg:viewBox="0 0 19 113" draw:points="18,113 19,109 9,0 0,0 9,110">
            <text:p/>
          </draw:polygon>
          <draw:polygon draw:style-name="gr8" draw:layer="layout" svg:width="0.106cm" svg:height="0.149cm" svg:x="0.861cm" svg:y="1.368cm" svg:viewBox="0 0 107 150" draw:points="7,150 107,5 99,0 0,145">
            <text:p/>
          </draw:polygon>
          <draw:polygon draw:style-name="gr8" draw:layer="layout" svg:width="0.01cm" svg:height="0.008cm" svg:x="0.859cm" svg:y="1.513cm" svg:viewBox="0 0 11 9" draw:points="2,0 0,3 8,9 11,5">
            <text:p/>
          </draw:polygon>
          <draw:polygon draw:style-name="gr16" draw:layer="layout" svg:width="0.081cm" svg:height="0.036cm" svg:x="1.37cm" svg:y="1.31cm" svg:viewBox="0 0 82 37" draw:points="0,19 30,37 63,33 82,26 62,11 40,0 15,2">
            <text:p/>
          </draw:polygon>
          <draw:polygon draw:style-name="gr16" draw:layer="layout" svg:width="0.01cm" svg:height="0.008cm" svg:x="1.36cm" svg:y="1.4cm" svg:viewBox="0 0 11 9" draw:points="0,4 2,9 11,4 9,0">
            <text:p/>
          </draw:polygon>
          <draw:polygon draw:style-name="gr16" draw:layer="layout" svg:width="0.021cm" svg:height="0.029cm" svg:x="1.348cm" svg:y="1.375cm" svg:viewBox="0 0 22 30" draw:points="0,3 0,4 13,30 22,25 8,0">
            <text:p/>
          </draw:polygon>
          <draw:polygon draw:style-name="gr16" draw:layer="layout" svg:width="0.011cm" svg:height="0.011cm" svg:x="1.346cm" svg:y="1.367cm" svg:viewBox="0 0 12 12" draw:points="0,0 0,2 2,12 12,9 10,0">
            <text:p/>
          </draw:polygon>
          <draw:polygon draw:style-name="gr16" draw:layer="layout" svg:width="0.016cm" svg:height="0.024cm" svg:x="1.346cm" svg:y="1.346cm" svg:viewBox="0 0 17 25" draw:points="8,0 8,0 0,21 8,25 17,3">
            <text:p/>
          </draw:polygon>
          <draw:polygon draw:style-name="gr16" draw:layer="layout" svg:width="0.023cm" svg:height="0.034cm" svg:x="1.354cm" svg:y="1.316cm" svg:viewBox="0 0 24 35" draw:points="16,0 15,1 0,30 8,35 24,5">
            <text:p/>
          </draw:polygon>
          <draw:polygon draw:style-name="gr16" draw:layer="layout" svg:width="0.019cm" svg:height="0.018cm" svg:x="1.37cm" svg:y="1.305cm" svg:viewBox="0 0 20 19" draw:points="14,0 0,11 6,19 20,7">
            <text:p/>
          </draw:polygon>
          <draw:polygon draw:style-name="gr16" draw:layer="layout" svg:width="0.009cm" svg:height="0.01cm" svg:x="1.384cm" svg:y="1.302cm" svg:viewBox="0 0 10 11" draw:points="6,11 10,7 3,0 0,3">
            <text:p/>
          </draw:polygon>
          <draw:polygon draw:style-name="gr16" draw:layer="layout" svg:width="0.034cm" svg:height="0.024cm" svg:x="1.365cm" svg:y="1.34cm" svg:viewBox="0 0 35 25" draw:points="35,25 35,17 4,0 0,7 30,25">
            <text:p/>
          </draw:polygon>
          <draw:polygon draw:style-name="gr16" draw:layer="layout" svg:width="0.039cm" svg:height="0.026cm" svg:x="1.395cm" svg:y="1.338cm" svg:viewBox="0 0 40 27" draw:points="36,0 35,0 0,19 3,27 40,7">
            <text:p/>
          </draw:polygon>
          <draw:polygon draw:style-name="gr16" draw:layer="layout" svg:width="0.022cm" svg:height="0.015cm" svg:x="1.432cm" svg:y="1.331cm" svg:viewBox="0 0 23 16" draw:points="23,0 18,0 0,7 2,16 22,9">
            <text:p/>
          </draw:polygon>
          <draw:polygon draw:style-name="gr16" draw:layer="layout" svg:width="0.024cm" svg:height="0.022cm" svg:x="1.429cm" svg:y="1.316cm" svg:viewBox="0 0 25 23" draw:points="4,0 0,7 19,23 25,15 5,0">
            <text:p/>
          </draw:polygon>
          <draw:polygon draw:style-name="gr16" draw:layer="layout" svg:width="0.025cm" svg:height="0.02cm" svg:x="1.408cm" svg:y="1.305cm" svg:viewBox="0 0 26 21" draw:points="1,0 0,9 22,21 26,12 4,0">
            <text:p/>
          </draw:polygon>
          <draw:polygon draw:style-name="gr16" draw:layer="layout" svg:width="0.03cm" svg:height="0.011cm" svg:x="1.381cm" svg:y="1.305cm" svg:viewBox="0 0 31 12" draw:points="0,4 4,12 31,9 29,0 3,2">
            <text:p/>
          </draw:polygon>
          <draw:polygon draw:style-name="gr16" draw:layer="layout" svg:width="0.022cm" svg:height="0.023cm" svg:x="1.366cm" svg:y="1.309cm" svg:viewBox="0 0 23 24" draw:points="0,19 8,24 23,6 15,0 1,18">
            <text:p/>
          </draw:polygon>
          <draw:polygon draw:style-name="gr16" draw:layer="layout" svg:width="0.012cm" svg:height="0.02cm" svg:x="1.363cm" svg:y="1.327cm" svg:viewBox="0 0 13 21" draw:points="2,21 10,17 13,1 3,0 0,15">
            <text:p/>
          </draw:polygon>
          <draw:polygon draw:style-name="gr17" draw:layer="layout" svg:width="0.102cm" svg:height="0.098cm" svg:x="1.329cm" svg:y="1.236cm" svg:viewBox="0 0 103 99" draw:points="55,0 43,11 43,34 19,19 0,26 3,46 23,53 6,62 6,80 36,86 45,76 41,91 57,99 67,89 66,75 86,80 101,76 103,59 91,52 84,46 92,35 98,20 81,13 70,25 68,5">
            <text:p/>
          </draw:polygon>
          <draw:polygon draw:style-name="gr8" draw:layer="layout" svg:width="0.042cm" svg:height="0.025cm" svg:x="1.259cm" svg:y="0.773cm" svg:viewBox="0 0 43 26" draw:points="0,25 13,0 43,0 39,14 41,23 16,26 13,12">
            <text:p/>
          </draw:polygon>
          <draw:polygon draw:style-name="gr8" draw:layer="layout" svg:width="0.052cm" svg:height="0.026cm" svg:x="1.169cm" svg:y="0.777cm" svg:viewBox="0 0 53 27" draw:points="0,26 17,0 53,0 48,14 51,24 20,27 17,13">
            <text:p/>
          </draw:polygon>
          <draw:polygon draw:style-name="gr8" draw:layer="layout" svg:width="0.077cm" svg:height="0.02cm" svg:x="1.149cm" svg:y="0.745cm" svg:viewBox="0 0 78 21" draw:points="0,21 29,4 64,0 78,3 72,9 56,11 34,9">
            <text:p/>
          </draw:polygon>
          <draw:polygon draw:style-name="gr8" draw:layer="layout" svg:width="0.045cm" svg:height="0.016cm" svg:x="1.266cm" svg:y="0.742cm" svg:viewBox="0 0 46 17" draw:points="2,7 25,0 46,11 23,9 0,17">
            <text:p/>
          </draw:polygon>
          <draw:polygon draw:style-name="gr4" draw:layer="layout" svg:width="1.04cm" svg:height="0.109cm" svg:x="0.546cm" svg:y="1.447cm" svg:viewBox="0 0 1041 110" draw:points="1041,110 0,110 0,0 1041,0">
            <text:p/>
          </draw:polygon>
          <draw:polygon draw:style-name="gr2" draw:layer="layout" svg:width="1.137cm" svg:height="0.018cm" svg:x="0.293cm" svg:y="0.438cm" svg:viewBox="0 0 1138 19" draw:points="1138,0 0,0 0,19 1138,19">
            <text:p/>
          </draw:polygon>
          <draw:polygon draw:style-name="gr2" draw:layer="layout" svg:width="0.143cm" svg:height="0.144cm" svg:x="1.429cm" svg:y="0.438cm" svg:viewBox="0 0 144 145" draw:points="144,145 144,141 143,137 143,133 143,130 143,126 142,123 141,119 141,115 140,112 139,108 138,105 137,102 135,98 135,95 133,91 132,88 131,85 129,82 128,78 126,76 124,72 123,70 121,67 119,64 117,61 115,58 113,55 111,52 108,50 106,47 104,44 101,42 99,40 96,37 94,35 91,33 88,31 85,29 83,27 80,25 77,22 74,20 71,19 68,17 65,16 62,14 59,12 56,11 53,10 49,9 45,7 42,6 39,5 35,4 32,3 28,3 25,2 21,1 18,1 14,0 11,0 7,0 4,0 0,0 0,18 3,18 6,18 9,18 13,18 16,19 19,20 22,20 25,20 28,21 31,22 34,23 37,24 40,25 43,26 45,27 49,28 51,29 54,30 57,32 60,33 62,35 65,36 68,38 70,40 72,41 75,43 77,45 80,47 82,49 84,51 86,53 88,55 90,57 93,59 95,62 97,64 99,67 100,69 102,71 104,74 106,76 107,79 109,82 110,84 111,87 113,89 114,93 115,95 116,98 118,101 119,104 120,106 120,110 121,113 122,116 123,119 123,122 124,125 124,128 125,132 125,135 125,138 125,141 125,145">
            <text:p/>
          </draw:polygon>
          <draw:polygon draw:style-name="gr2" draw:layer="layout" svg:width="0.018cm" svg:height="0.724cm" svg:x="1.554cm" svg:y="0.582cm" svg:viewBox="0 0 19 725" draw:points="19,725 19,0 0,0 0,725">
            <text:p/>
          </draw:polygon>
          <draw:polygon draw:style-name="gr2" draw:layer="layout" svg:width="0.143cm" svg:height="0.144cm" svg:x="1.429cm" svg:y="1.306cm" svg:viewBox="0 0 144 145" draw:points="0,145 4,144 7,144 11,144 14,144 18,143 21,142 25,142 28,142 32,141 35,140 39,139 42,138 45,137 49,135 53,134 56,133 59,131 62,130 65,129 68,127 71,125 74,123 77,121 80,120 83,118 85,116 88,114 91,111 94,109 96,107 99,104 101,102 104,100 106,97 108,94 111,92 113,89 115,86 117,83 119,81 121,77 123,75 124,71 126,69 128,65 129,62 131,59 132,56 133,53 135,49 135,46 137,43 138,39 139,36 140,32 141,29 141,25 142,22 143,18 143,14 143,11 143,7 144,3 144,0 125,0 125,3 125,6 125,9 125,13 124,15 124,19 123,22 123,25 122,28 121,32 120,34 120,38 119,40 118,43 116,46 115,49 114,52 113,54 111,57 110,60 109,62 107,65 106,68 104,71 102,73 100,75 99,77 97,80 95,82 93,85 90,87 88,89 86,91 84,93 82,95 80,97 77,99 75,101 72,103 70,105 68,106 65,108 62,109 60,111 57,112 54,114 51,115 49,116 45,118 43,118 40,120 37,120 34,121 31,122 28,123 25,124 22,124 19,125 16,125 13,126 9,126 6,126 3,126 0,126">
            <text:p/>
          </draw:polygon>
          <draw:polygon draw:style-name="gr2" draw:layer="layout" svg:width="1.137cm" svg:height="0.018cm" svg:x="0.293cm" svg:y="1.432cm" svg:viewBox="0 0 1138 19" draw:points="0,19 1138,19 1138,0 0,0">
            <text:p/>
          </draw:polygon>
          <draw:polygon draw:style-name="gr2" draw:layer="layout" svg:width="0.143cm" svg:height="0.144cm" svg:x="0.149cm" svg:y="1.306cm" svg:viewBox="0 0 144 145" draw:points="0,0 0,3 0,7 0,11 0,14 1,18 1,22 2,25 3,29 3,32 4,36 5,39 6,43 7,46 9,49 9,53 11,56 12,59 14,62 15,65 17,69 19,71 21,75 22,77 24,81 26,83 28,86 30,89 32,92 35,94 37,97 39,100 42,102 44,104 47,107 49,109 52,111 54,114 57,116 60,118 63,120 66,121 69,123 72,125 75,127 78,129 81,130 84,131 87,133 91,134 94,135 97,137 101,138 104,139 108,140 111,141 114,142 118,142 122,142 125,143 129,144 132,144 136,144 140,144 144,145 144,126 140,126 137,126 134,126 130,126 127,125 124,125 121,124 118,124 115,123 112,122 109,121 106,120 103,120 100,118 97,118 94,116 92,115 89,114 86,112 84,111 81,109 78,108 75,106 73,105 70,103 69,101 66,99 63,97 61,95 59,93 57,91 54,89 52,87 50,85 48,82 46,80 44,77 42,75 41,73 39,71 37,68 36,65 34,62 33,60 31,57 30,54 29,52 27,49 27,46 25,43 24,40 24,38 22,34 22,32 21,28 20,25 20,22 19,19 18,15 18,13 18,9 18,6 18,3 18,0">
            <text:p/>
          </draw:polygon>
          <draw:polygon draw:style-name="gr2" draw:layer="layout" svg:width="0.018cm" svg:height="0.724cm" svg:x="0.149cm" svg:y="0.582cm" svg:viewBox="0 0 19 725" draw:points="0,0 0,725 19,725 19,0">
            <text:p/>
          </draw:polygon>
          <draw:polygon draw:style-name="gr2" draw:layer="layout" svg:width="0.143cm" svg:height="0.144cm" svg:x="0.149cm" svg:y="0.438cm" svg:viewBox="0 0 144 145" draw:points="144,0 140,0 136,0 132,0 129,0 125,1 122,1 118,2 114,3 111,3 108,4 104,5 101,6 97,7 94,9 91,10 87,11 84,12 81,14 78,16 75,17 72,19 69,20 66,22 63,25 60,27 57,29 54,31 52,33 49,35 47,37 44,40 42,42 39,44 37,47 35,50 32,52 30,55 28,58 26,61 24,64 22,67 21,70 19,72 17,76 15,78 14,82 12,85 11,88 9,91 9,95 7,98 6,102 5,105 4,108 3,112 3,115 2,119 1,123 1,126 0,130 0,133 0,137 0,141 0,145 18,145 18,141 18,138 18,135 18,132 18,128 19,125 20,122 20,119 21,116 22,113 22,110 24,106 24,104 25,101 27,98 27,95 29,93 30,89 31,87 33,84 34,82 36,79 37,76 39,74 41,71 42,69 44,67 46,64 48,62 50,59 52,57 54,55 57,53 59,51 61,49 63,47 66,45 69,43 70,41 73,40 75,38 78,36 81,35 84,33 86,32 89,30 92,29 94,28 97,27 100,26 103,25 106,24 109,23 112,22 115,21 118,20 121,20 124,20 127,19 130,18 134,18 137,18 140,18 144,1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TV</dc:title>
    <meta:creation-date>2011-02-07T16:37:27</meta:creation-date>
    <meta:editing-duration>P0D</meta:editing-duration>
    <meta:editing-cycles>1</meta:editing-cycles>
    <meta:document-statistic meta:object-count="256"/>
    <meta:generator>OpenOffice.org/3.3$Linux OpenOffice.org_project/330m20$Build-9567</meta:generator>
  </office:meta>
</office:document-meta>
</file>